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alu_5f_ops" style:display-name="alu_ops" style:family="table">
      <style:table-properties style:width="16.999cm" table:align="margins"/>
    </style:style>
    <style:style style:name="alu_5f_ops.A" style:display-name="alu_ops.A" style:family="table-column">
      <style:table-column-properties style:column-width="2.674cm" style:rel-column-width="10310*"/>
    </style:style>
    <style:style style:name="alu_5f_ops.B" style:display-name="alu_ops.B" style:family="table-column">
      <style:table-column-properties style:column-width="2.858cm" style:rel-column-width="11017*"/>
    </style:style>
    <style:style style:name="alu_5f_ops.C" style:display-name="alu_ops.C" style:family="table-column">
      <style:table-column-properties style:column-width="3.969cm" style:rel-column-width="15302*"/>
    </style:style>
    <style:style style:name="alu_5f_ops.D" style:display-name="alu_ops.D" style:family="table-column">
      <style:table-column-properties style:column-width="7.498cm" style:rel-column-width="28906*"/>
    </style:style>
    <style:style style:name="alu_5f_ops.A1" style:display-name="alu_op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alu_5f_ops.D1" style:display-name="alu_ops.D1" style:family="table-cell">
      <style:table-cell-properties fo:background-color="#e6e6e6" fo:padding="0.097cm" fo:border="0.002cm solid #000000">
        <style:background-image/>
      </style:table-cell-properties>
    </style:style>
    <style:style style:name="alu_5f_ops.A2" style:display-name="alu_ops.A2" style:family="table-cell">
      <style:table-cell-properties fo:padding="0.097cm" fo:border-left="0.002cm solid #000000" fo:border-right="none" fo:border-top="none" fo:border-bottom="0.002cm solid #000000"/>
    </style:style>
    <style:style style:name="alu_5f_ops.D2" style:display-name="alu_ops.D2" style:family="table-cell">
      <style:table-cell-properties fo:padding="0.097cm" fo:border-left="0.002cm solid #000000" fo:border-right="0.002cm solid #000000" fo:border-top="none" fo:border-bottom="0.002cm solid #000000"/>
    </style:style>
    <style:style style:name="control-signals" style:family="table">
      <style:table-properties style:width="16.999cm" table:align="margins"/>
    </style:style>
    <style:style style:name="control-signals.A" style:family="table-column">
      <style:table-column-properties style:column-width="1.748cm" style:rel-column-width="6739*"/>
    </style:style>
    <style:style style:name="control-signals.B" style:family="table-column">
      <style:table-column-properties style:column-width="3.859cm" style:rel-column-width="14880*"/>
    </style:style>
    <style:style style:name="control-signals.C" style:family="table-column">
      <style:table-column-properties style:column-width="11.391cm" style:rel-column-width="43916*"/>
    </style:style>
    <style:style style:name="control-signal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control-signals.C1" style:family="table-cell">
      <style:table-cell-properties fo:background-color="#e6e6e6" fo:padding="0.097cm" fo:border="0.002cm solid #000000">
        <style:background-image/>
      </style:table-cell-properties>
    </style:style>
    <style:style style:name="control-signals.A2" style:family="table-cell">
      <style:table-cell-properties fo:padding="0.097cm" fo:border-left="0.002cm solid #000000" fo:border-right="none" fo:border-top="none" fo:border-bottom="0.002cm solid #000000"/>
    </style:style>
    <style:style style:name="control-signals.C2" style:family="table-cell">
      <style:table-cell-properties fo:padding="0.097cm" fo:border-left="0.002cm solid #000000" fo:border-right="0.002cm solid #000000" fo:border-top="none" fo:border-bottom="0.002cm solid #000000"/>
    </style:style>
    <style:style style:name="Cycles" style:family="table">
      <style:table-properties style:width="16.999cm" table:align="margins"/>
    </style:style>
    <style:style style:name="Cycles.A" style:family="table-column">
      <style:table-column-properties style:column-width="3.519cm" style:rel-column-width="13566*"/>
    </style:style>
    <style:style style:name="Cycles.B" style:family="table-column">
      <style:table-column-properties style:column-width="2.462cm" style:rel-column-width="9491*"/>
    </style:style>
    <style:style style:name="Cycles.D" style:family="table-column">
      <style:table-column-properties style:column-width="0.321cm" style:rel-column-width="1238*"/>
    </style:style>
    <style:style style:name="Cycles.E" style:family="table-column">
      <style:table-column-properties style:column-width="3.309cm" style:rel-column-width="12757*"/>
    </style:style>
    <style:style style:name="Cycles.F" style:family="table-column">
      <style:table-column-properties style:column-width="2.459cm" style:rel-column-width="9477*"/>
    </style:style>
    <style:style style:name="Cycles.G" style:family="table-column">
      <style:table-column-properties style:column-width="2.468cm" style:rel-column-width="9515*"/>
    </style:style>
    <style:style style:name="Cycles.A1" style:family="table-cell">
      <style:table-cell-properties fo:background-color="#e6e6e6" fo:padding="0.097cm" fo:border-left="0.002cm solid #000000" fo:border-right="none" fo:border-top="0.002cm solid #000000" fo:border-bottom="0.002cm solid #000000">
        <style:background-image/>
      </style:table-cell-properties>
    </style:style>
    <style:style style:name="Cycles.G1" style:family="table-cell">
      <style:table-cell-properties fo:background-color="#e6e6e6" fo:padding="0.097cm" fo:border="0.002cm solid #000000">
        <style:background-image/>
      </style:table-cell-properties>
    </style:style>
    <style:style style:name="Cycles.A2" style:family="table-cell">
      <style:table-cell-properties fo:padding="0.097cm" fo:border-left="0.002cm solid #000000" fo:border-right="none" fo:border-top="none" fo:border-bottom="0.002cm solid #000000"/>
    </style:style>
    <style:style style:name="Cycles.G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 style:family="paragraph" style:parent-style-name="Text_20_body">
      <style:text-properties style:font-name="Courier New"/>
    </style:style>
    <style:style style:name="P3" style:family="paragraph" style:parent-style-name="Text_20_body">
      <style:paragraph-properties fo:text-align="start" style:justify-single-word="false"/>
      <style:text-properties style:font-name="Courier New"/>
    </style:style>
    <style:style style:name="P4" style:family="paragraph" style:parent-style-name="Text_20_body">
      <style:paragraph-properties fo:text-align="start" style:justify-single-word="false"/>
      <style:text-properties style:font-name="Courier New" fo:font-size="10pt" style:font-size-asian="10pt" style:font-size-complex="10pt"/>
    </style:style>
    <style:style style:name="P5" style:family="paragraph" style:parent-style-name="Text_20_body">
      <style:paragraph-properties fo:text-align="start" style:justify-single-word="false"/>
      <style:text-properties style:font-name="Courier New" fo:font-size="10pt" fo:font-style="normal" style:font-size-asian="10pt" style:font-style-asian="normal" style:font-size-complex="10pt" style:font-style-complex="normal"/>
    </style:style>
    <style:style style:name="P6" style:family="paragraph" style:parent-style-name="Text_20_body">
      <style:paragraph-properties fo:text-align="start" style:justify-single-word="false"/>
      <style:text-properties style:font-name="Courier New" fo:font-style="normal" style:font-style-asian="normal" style:font-style-complex="normal"/>
    </style:style>
    <style:style style:name="P7" style:family="paragraph" style:parent-style-name="Text_20_body">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8" style:family="paragraph" style:parent-style-name="Text_20_body">
      <style:paragraph-properties fo:text-align="start" style:justify-single-word="false"/>
      <style:text-properties style:font-name="Courier New" fo:font-size="10pt" fo:font-weight="bold" style:font-size-asian="10pt" style:font-weight-asian="bold" style:font-size-complex="10pt" style:font-weight-complex="bold"/>
    </style:style>
    <style:style style:name="P9" style:family="paragraph" style:parent-style-name="Text_20_body">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0" style:family="paragraph" style:parent-style-name="Text_20_body" style:list-style-name="L1">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1" style:family="paragraph" style:parent-style-name="Heading_20_3">
      <style:text-properties style:font-name="Courier New" fo:font-size="10pt" style:font-size-asian="10pt" style:font-size-complex="10pt"/>
    </style:style>
    <style:style style:name="P12" style:family="paragraph" style:parent-style-name="Heading_20_3">
      <style:paragraph-properties fo:text-align="justify" style:justify-single-word="false"/>
      <style:text-properties style:font-name="Courier New" fo:font-size="10pt" fo:font-style="normal" style:font-size-asian="10pt" style:font-style-asian="normal" style:font-size-complex="10pt" style:font-style-complex="normal"/>
    </style:style>
    <style:style style:name="P13" style:family="paragraph" style:parent-style-name="Text_20_body">
      <style:paragraph-properties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4" style:family="paragraph" style:parent-style-name="Text_20_body">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bold"/>
    </style:style>
    <style:style style:name="P15" style:family="paragraph" style:parent-style-name="Text_20_body">
      <style:paragraph-properties fo:text-align="justify" style:justify-single-word="false"/>
      <style:text-properties style:font-name="Courier New" fo:font-size="10pt" fo:font-style="normal" fo:font-weight="normal" style:font-size-asian="10pt" style:font-style-asian="normal" style:font-weight-asian="normal" style:font-size-complex="10pt" style:font-style-complex="normal" style:font-weight-complex="bold"/>
    </style:style>
    <style:style style:name="P16" style:family="paragraph" style:parent-style-name="Heading_20_3">
      <style:paragraph-properties fo:text-align="justify"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17" style:family="paragraph" style:parent-style-name="Text_20_body" style:list-style-name="L3">
      <style:paragraph-properties fo:text-align="start" style:justify-single-word="false"/>
      <style:text-properties style:font-name="Courier New" fo:font-size="10pt" style:font-size-asian="10pt" style:font-size-complex="10pt"/>
    </style:style>
    <style:style style:name="P18" style:family="paragraph" style:parent-style-name="Text_20_body" style:list-style-name="L4">
      <style:paragraph-properties fo:text-align="start" style:justify-single-word="false"/>
      <style:text-properties style:font-name="Courier New" fo:font-size="10pt" style:font-size-asian="10pt" style:font-size-complex="10pt"/>
    </style:style>
    <style:style style:name="P19" style:family="paragraph" style:parent-style-name="Text_20_body" style:list-style-name="L4">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Text_20_body">
      <style:paragraph-properties fo:text-align="start" style:justify-single-word="false"/>
      <style:text-properties style:font-name="Courier New" fo:font-size="10pt" fo:font-style="italic" fo:font-weight="normal" style:font-size-asian="10pt" style:font-style-asian="italic" style:font-weight-asian="normal" style:font-size-complex="10pt" style:font-style-complex="italic" style:font-weight-complex="normal"/>
    </style:style>
    <style:style style:name="P21" style:family="paragraph" style:parent-style-name="Heading_20_2">
      <style:text-properties style:font-name="Courier New" fo:font-size="10pt" fo:font-style="normal" style:font-size-asian="10pt" style:font-style-asian="normal" style:font-size-complex="10pt" style:font-style-complex="normal"/>
    </style:style>
    <style:style style:name="P22" style:family="paragraph" style:parent-style-name="Text_20_body">
      <style:text-properties style:font-name="Courier New" fo:font-size="10pt" style:font-size-asian="10pt" style:font-size-complex="10pt"/>
    </style:style>
    <style:style style:name="P23" style:family="paragraph" style:parent-style-name="Text_20_body">
      <style:paragraph-properties fo:background-color="#e6e6e6" style:border-line-width-bottom="0.002cm 0.035cm 0.002cm" fo:padding="0.074cm" fo:border-left="none" fo:border-right="none" fo:border-top="none" fo:border-bottom="0.039cm double #000000" style:join-border="false">
        <style:background-image/>
      </style:paragraph-properties>
      <style:text-properties style:font-name="Courier New" fo:font-size="10pt" style:font-size-asian="10pt" style:font-size-complex="10pt"/>
    </style:style>
    <style:style style:name="P24" style:family="paragraph" style:parent-style-name="Text_20_body">
      <style:paragraph-properties fo:background-color="#e6e6e6">
        <style:background-image/>
      </style:paragraph-properties>
      <style:text-properties style:font-name="Courier New" fo:font-size="10pt" style:font-size-asian="10pt" style:font-size-complex="10pt"/>
    </style:style>
    <style:style style:name="P25" style:family="paragraph" style:parent-style-name="Text_20_body">
      <style:paragraph-properties fo:text-align="justify" style:justify-single-word="false"/>
      <style:text-properties style:font-name="Courier New" fo:font-size="10pt" style:font-size-asian="10pt" style:font-size-complex="10pt"/>
    </style:style>
    <style:style style:name="P26" style:family="paragraph" style:parent-style-name="Table_20_Contents">
      <style:paragraph-properties fo:text-align="justify" style:justify-single-word="false"/>
      <style:text-properties style:font-name="Courier New" fo:font-size="10pt" style:font-size-asian="10pt" style:font-size-complex="10pt"/>
    </style:style>
    <style:style style:name="P27" style:family="paragraph" style:parent-style-name="Text_20_body">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28" style:family="paragraph" style:parent-style-name="Table_20_Heading">
      <style:paragraph-properties>
        <style:tab-stops>
          <style:tab-stop style:position="5.054cm"/>
        </style:tab-stops>
      </style:paragraph-properties>
      <style:text-properties style:font-name="Courier New" fo:font-size="10pt" style:font-size-asian="10pt" style:font-size-complex="10pt"/>
    </style:style>
    <style:style style:name="P29" style:family="paragraph" style:parent-style-name="Table_20_Heading">
      <style:paragraph-properties fo:text-align="center" style:justify-single-word="false"/>
      <style:text-properties style:font-name="Courier New" fo:font-size="10pt" style:font-size-asian="10pt" style:font-size-complex="10pt"/>
    </style:style>
    <style:style style:name="P30" style:family="paragraph" style:parent-style-name="Table_20_Contents">
      <style:paragraph-properties fo:text-align="justify" style:justify-single-word="false">
        <style:tab-stops>
          <style:tab-stop style:position="5.054cm"/>
        </style:tab-stops>
      </style:paragraph-properties>
      <style:text-properties style:font-name="Courier New" fo:font-size="10pt" style:font-size-asian="10pt" style:font-size-complex="10pt"/>
    </style:style>
    <style:style style:name="P31" style:family="paragraph" style:parent-style-name="Text_20_body">
      <style:paragraph-properties fo:text-align="start"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32" style:family="paragraph" style:parent-style-name="Text_20_body" style:list-style-name="L5">
      <style:paragraph-properties fo:text-align="start" style:justify-single-word="false"/>
      <style:text-properties style:font-name="Courier New" fo:font-size="10pt" fo:font-style="normal" fo:font-weight="bold" style:font-size-asian="10pt" style:font-style-asian="normal" style:font-weight-asian="bold" style:font-size-complex="10pt" style:font-style-complex="normal" style:font-weight-complex="bold"/>
    </style:style>
    <style:style style:name="P33" style:family="paragraph" style:parent-style-name="Text_20_body" style:list-style-name="L5">
      <style:paragraph-properties fo:text-align="start" style:justify-single-word="false"/>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34" style:family="paragraph" style:parent-style-name="Heading_20_2">
      <style:paragraph-properties fo:text-align="start" style:justify-single-word="false"/>
      <style:text-properties style:font-name="Courier New" fo:font-size="10pt" fo:font-style="normal" style:font-size-asian="10pt" style:font-style-asian="normal" style:font-size-complex="10pt" style:font-style-complex="normal"/>
    </style:style>
    <style:style style:name="P35" style:family="paragraph" style:parent-style-name="Heading_20_1">
      <style:paragraph-properties fo:text-align="start" style:justify-single-word="false"/>
      <style:text-properties style:font-name="Courier New" fo:font-size="10pt" style:font-size-asian="10pt" style:font-size-complex="10pt"/>
    </style:style>
    <style:style style:name="P36" style:family="paragraph" style:parent-style-name="Text_20_body">
      <style:paragraph-properties fo:text-align="start" style:justify-single-word="false"/>
      <style:text-properties style:font-name="Courier New" fo:font-size="10pt" fo:font-weight="normal" style:font-size-asian="10pt" style:font-weight-asian="normal" style:font-size-complex="10pt" style:font-weight-complex="normal"/>
    </style:style>
    <style:style style:name="P37" style:family="paragraph" style:parent-style-name="Table_20_Heading">
      <style:paragraph-properties fo:text-align="start"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38" style:family="paragraph" style:parent-style-name="Table_20_Contents">
      <style:paragraph-properties fo:text-align="start" style:justify-single-word="false"/>
      <style:text-properties style:font-name="Courier New" fo:font-size="10pt" fo:font-style="italic" fo:font-weight="bold" style:font-size-asian="10pt" style:font-style-asian="italic" style:font-weight-asian="bold" style:font-size-complex="10pt" style:font-style-complex="italic" style:font-weight-complex="bold"/>
    </style:style>
    <style:style style:name="P39" style:family="paragraph" style:parent-style-name="Table_20_Contents">
      <style:text-properties style:font-name="Courier New" fo:font-size="10pt" style:font-size-asian="10pt" style:font-size-complex="10pt"/>
    </style:style>
    <style:style style:name="P40" style:family="paragraph" style:parent-style-name="Table_20_Contents">
      <style:paragraph-properties fo:text-align="start" style:justify-single-word="false"/>
    </style:style>
    <style:style style:name="P41" style:family="paragraph" style:parent-style-name="Heading_20_1">
      <style:text-properties style:font-name="Courier New"/>
    </style:style>
    <style:style style:name="T1" style:family="text">
      <style:text-properties fo:font-size="10pt" style:font-size-asian="10pt" style:font-size-complex="10pt"/>
    </style:style>
    <style:style style:name="T2" style:family="text">
      <style:text-properties fo:font-size="10pt" fo:font-style="normal" style:font-size-asian="10pt" style:font-style-asian="normal" style:font-size-complex="10pt" style:font-style-complex="normal"/>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style:text-position="super 5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text-position="super 58%" fo:font-weight="normal" style:font-weight-asian="normal" style:font-weight-complex="normal"/>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style="italic" fo:font-weight="bold" style:font-style-asian="italic" style:font-weight-asian="bold" style:font-style-complex="italic"/>
    </style:style>
    <style:style style:name="T12" style:family="text">
      <style:text-properties style:font-weight-complex="normal"/>
    </style:style>
    <style:style style:name="T13" style:family="text">
      <style:text-properties fo:font-style="italic" style:font-style-asian="italic" style:font-style-complex="italic" style:font-weight-complex="normal"/>
    </style:style>
    <style:style style:name="T14" style:family="text">
      <style:text-properties style:text-position="super 58%" style:font-weight-complex="normal"/>
    </style:style>
    <style:style style:name="T15" style:family="text">
      <style:text-properties fo:font-style="normal" fo:font-weight="normal" style:font-style-asian="normal" style:font-weight-asian="normal" style:font-style-complex="normal" style:font-weight-complex="normal"/>
    </style:style>
    <text:list-style style:name="L1">
      <text:list-level-style-number text:level="1" text:style-name="Numbering_20_Symbols" style:num-suffix="." style:num-format="1">
        <style:list-level-properties text:space-before="1.866cm" text:min-label-width="0.635cm"/>
      </text:list-level-style-number>
      <text:list-level-style-number text:level="2" text:style-name="Numbering_20_Symbols" style:num-suffix="." style:num-format="1">
        <style:list-level-properties text:space-before="3.136cm" text:min-label-width="0.635cm"/>
      </text:list-level-style-number>
      <text:list-level-style-number text:level="3" text:style-name="Numbering_20_Symbols" style:num-suffix="." style:num-format="1">
        <style:list-level-properties text:space-before="4.406cm" text:min-label-width="0.635cm"/>
      </text:list-level-style-number>
      <text:list-level-style-number text:level="4" text:style-name="Numbering_20_Symbols" style:num-suffix="." style:num-format="1">
        <style:list-level-properties text:space-before="5.676cm" text:min-label-width="0.635cm"/>
      </text:list-level-style-number>
      <text:list-level-style-number text:level="5" text:style-name="Numbering_20_Symbols" style:num-suffix="." style:num-format="1">
        <style:list-level-properties text:space-before="6.946cm" text:min-label-width="0.635cm"/>
      </text:list-level-style-number>
      <text:list-level-style-number text:level="6" text:style-name="Numbering_20_Symbols" style:num-suffix="." style:num-format="1">
        <style:list-level-properties text:space-before="8.216cm" text:min-label-width="0.635cm"/>
      </text:list-level-style-number>
      <text:list-level-style-number text:level="7" text:style-name="Numbering_20_Symbols" style:num-suffix="." style:num-format="1">
        <style:list-level-properties text:space-before="9.486cm" text:min-label-width="0.635cm"/>
      </text:list-level-style-number>
      <text:list-level-style-number text:level="8" text:style-name="Numbering_20_Symbols" style:num-suffix="." style:num-format="1">
        <style:list-level-properties text:space-before="10.756cm" text:min-label-width="0.635cm"/>
      </text:list-level-style-number>
      <text:list-level-style-number text:level="9" text:style-name="Numbering_20_Symbols" style:num-suffix="." style:num-format="1">
        <style:list-level-properties text:space-before="12.026cm" text:min-label-width="0.635cm"/>
      </text:list-level-style-number>
      <text:list-level-style-number text:level="10" text:style-name="Numbering_20_Symbols" style:num-suffix="." style:num-format="1">
        <style:list-level-properties text:space-before="13.296cm" text:min-label-width="0.635cm"/>
      </text:list-level-style-number>
    </text:list-style>
    <text:list-style style:name="L2">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16cm" text:min-label-width="0.635cm"/>
        <style:text-properties style:font-name="StarSymbol"/>
      </text:list-level-style-bullet>
      <text:list-level-style-bullet text:level="2" text:style-name="Bullet_20_Symbols" style:num-suffix="." text:bullet-char="•">
        <style:list-level-properties text:space-before="1.886cm" text:min-label-width="0.635cm"/>
        <style:text-properties style:font-name="StarSymbol"/>
      </text:list-level-style-bullet>
      <text:list-level-style-bullet text:level="3" text:style-name="Bullet_20_Symbols" style:num-suffix="." text:bullet-char="•">
        <style:list-level-properties text:space-before="3.156cm" text:min-label-width="0.635cm"/>
        <style:text-properties style:font-name="StarSymbol"/>
      </text:list-level-style-bullet>
      <text:list-level-style-bullet text:level="4" text:style-name="Bullet_20_Symbols" style:num-suffix="." text:bullet-char="•">
        <style:list-level-properties text:space-before="4.426cm" text:min-label-width="0.635cm"/>
        <style:text-properties style:font-name="StarSymbol"/>
      </text:list-level-style-bullet>
      <text:list-level-style-bullet text:level="5" text:style-name="Bullet_20_Symbols" style:num-suffix="." text:bullet-char="•">
        <style:list-level-properties text:space-before="5.696cm" text:min-label-width="0.635cm"/>
        <style:text-properties style:font-name="StarSymbol"/>
      </text:list-level-style-bullet>
      <text:list-level-style-bullet text:level="6" text:style-name="Bullet_20_Symbols" style:num-suffix="." text:bullet-char="•">
        <style:list-level-properties text:space-before="6.966cm" text:min-label-width="0.635cm"/>
        <style:text-properties style:font-name="StarSymbol"/>
      </text:list-level-style-bullet>
      <text:list-level-style-bullet text:level="7" text:style-name="Bullet_20_Symbols" style:num-suffix="." text:bullet-char="•">
        <style:list-level-properties text:space-before="8.236cm" text:min-label-width="0.635cm"/>
        <style:text-properties style:font-name="StarSymbol"/>
      </text:list-level-style-bullet>
      <text:list-level-style-bullet text:level="8" text:style-name="Bullet_20_Symbols" style:num-suffix="." text:bullet-char="•">
        <style:list-level-properties text:space-before="9.506cm" text:min-label-width="0.635cm"/>
        <style:text-properties style:font-name="StarSymbol"/>
      </text:list-level-style-bullet>
      <text:list-level-style-bullet text:level="9" text:style-name="Bullet_20_Symbols" style:num-suffix="." text:bullet-char="•">
        <style:list-level-properties text:space-before="10.776cm" text:min-label-width="0.635cm"/>
        <style:text-properties style:font-name="StarSymbol"/>
      </text:list-level-style-bullet>
      <text:list-level-style-bullet text:level="10" text:style-name="Bullet_20_Symbols" style:num-suffix="." text:bullet-char="•">
        <style:list-level-properties text:space-before="12.046cm" text:min-label-width="0.635cm"/>
        <style:text-properties style:font-name="StarSymbol"/>
      </text:list-level-style-bullet>
    </text:list-style>
    <text:list-style style:name="L5">
      <text:list-level-style-number text:level="1" text:style-name="Numbering_20_Symbols" style:num-suffix="." style:num-format="1">
        <style:list-level-properties text:space-before="0.616cm" text:min-label-width="0.635cm"/>
      </text:list-level-style-number>
      <text:list-level-style-number text:level="2" text:style-name="Numbering_20_Symbols" style:num-suffix="." style:num-format="1">
        <style:list-level-properties text:space-before="1.886cm" text:min-label-width="0.635cm"/>
      </text:list-level-style-number>
      <text:list-level-style-number text:level="3" text:style-name="Numbering_20_Symbols" style:num-suffix="." style:num-format="1">
        <style:list-level-properties text:space-before="3.156cm" text:min-label-width="0.635cm"/>
      </text:list-level-style-number>
      <text:list-level-style-number text:level="4" text:style-name="Numbering_20_Symbols" style:num-suffix="." style:num-format="1">
        <style:list-level-properties text:space-before="4.426cm" text:min-label-width="0.635cm"/>
      </text:list-level-style-number>
      <text:list-level-style-number text:level="5" text:style-name="Numbering_20_Symbols" style:num-suffix="." style:num-format="1">
        <style:list-level-properties text:space-before="5.696cm" text:min-label-width="0.635cm"/>
      </text:list-level-style-number>
      <text:list-level-style-number text:level="6" text:style-name="Numbering_20_Symbols" style:num-suffix="." style:num-format="1">
        <style:list-level-properties text:space-before="6.966cm" text:min-label-width="0.635cm"/>
      </text:list-level-style-number>
      <text:list-level-style-number text:level="7" text:style-name="Numbering_20_Symbols" style:num-suffix="." style:num-format="1">
        <style:list-level-properties text:space-before="8.236cm" text:min-label-width="0.635cm"/>
      </text:list-level-style-number>
      <text:list-level-style-number text:level="8" text:style-name="Numbering_20_Symbols" style:num-suffix="." style:num-format="1">
        <style:list-level-properties text:space-before="9.506cm" text:min-label-width="0.635cm"/>
      </text:list-level-style-number>
      <text:list-level-style-number text:level="9" text:style-name="Numbering_20_Symbols" style:num-suffix="." style:num-format="1">
        <style:list-level-properties text:space-before="10.776cm" text:min-label-width="0.635cm"/>
      </text:list-level-style-number>
      <text:list-level-style-number text:level="10" text:style-name="Numbering_20_Symbols" style:num-suffix="." style:num-format="1">
        <style:list-level-properties text:space-before="12.046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 BASIC BEHAVIOUR</text:p>
      <text:p text:style-name="P2"/>
      <text:p text:style-name="P3"><text:tab/><text:span text:style-name="T1">The microcoded machine (</text:span><text:span text:style-name="T2">μM</text:span><text:span text:style-name="T1">) is built around a register bank and an 8-bit ALU with registered operands T1 and T2. It performs all its operations in two cycles, so I have divided it in two stages: an </text:span><text:span text:style-name="T3">operand stage </text:span><text:span text:style-name="T2">and an </text:span><text:span text:style-name="T3">ALU stage</text:span><text:span text:style-name="T2">. This is nothing more than a 2-stage pipeline.</text:span></text:p>
      <text:p text:style-name="P4"><text:tab/>In the <text:span text:style-name="T4">operand stage</text:span>, registers T1 and T2 are loaded with either the contents of the register bank (RB) or the input signal DI. </text:p>
      <text:p text:style-name="P4"><text:tab/>In the <text:span text:style-name="T4">ALU stage</text:span><text:span text:style-name="T5">, the ALU output is written back into the RB or loaded into the output register DO. Besides, flags are updated according to μI.</text:span></text:p>
      <text:p text:style-name="P5"><text:tab/>Every microinstruction (μI) controls the operation of the operand stage and the succeeding ALU stage; that is, the execution of a μI extends over 2 succeeding clock cycles, and microinstructions overlap each other. This means that the part of the μI that controls the 2<text:span text:style-name="T6">nd</text:span> stage has to be pipelined; in the VHDL code, I have divided the μI in a <text:span text:style-name="T4">field_1</text:span> and a <text:span text:style-name="T4">field_2</text:span>, the latter of which is registered (pipelined) and controls the 2<text:span text:style-name="T6">nd </text:span>μM stage (ALU).</text:p>
      <text:p text:style-name="P5"><text:tab/>Many of the control signals are encoded in the microinstructions in what I have improperly called <text:span text:style-name="T4">flags</text:span>. You will see many references to flags in the following text (<text:span text:style-name="T7">#end,#decode,</text:span><text:span text:style-name="T8"> etc.). They are just signals that you can activate individually in each μI, some are active in the 1</text:span><text:span text:style-name="T9">st</text:span><text:span text:style-name="T8"> stage, some in the 2</text:span><text:span text:style-name="T9">nd</text:span><text:span text:style-name="T8">. They are all explained in a separate section.</text:span></text:p>
      <text:p text:style-name="P5"/>
      <text:p text:style-name="P5"><text:tab/>Note that microinstructions are <text:span text:style-name="T4">atomic</text:span>: both stages are guaranteed to execute in all circumstances. Once the 1<text:span text:style-name="T6">st</text:span> stage of a <text:s/>μI has executed, the only thing that can prevent the execution of the 2<text:span text:style-name="T6">nd</text:span> stage is a reset.</text:p>
      <text:p text:style-name="P6"/>
      <text:p text:style-name="P6"><text:tab/><text:span text:style-name="T1">It might have been easier to design the machine so that microinstructions executed in one cycle, thus needing no pipeline for the μI itself. I arbitrarily chose to 'split' the microcode execution, figuring that it would be easier for me to understand and program the microcode; in hindsight it may have been a mistake but in the end, once the debugging is over, it makes little difference.</text:span></text:p>
      <text:p text:style-name="P4"/>
      <text:p text:style-name="P4"><text:tab/>The core as it is now does not support wait states: it does all its external accesses (memory or i/o, read or write) in one clock cycle. It would not be difficult to improve this with some little modification to the micromachine, without changes to the microcode. </text:p>
      <text:p text:style-name="P4"/>
      <text:p text:style-name="P7"><text:tab/>The register bank reads asynchronously, while writes are synchronous. This is the standard behaviour of a Spartan LUT-based RAM. The register bank holds all the 8080 registers, including the accumulator, plus temporary, 'hidden' registers (x,y,w,z). Only the PSW register is held out of the register bank, in a DFF-8 register.</text:p>
      <text:p text:style-name="P4"/>
      <text:p text:style-name="P8">1.2.- MICROMACHINE CONTROL</text:p>
      <text:p text:style-name="P4"/>
      <text:p text:style-name="P8">1.2.1.- Microcode operation</text:p>
      <text:p text:style-name="P4"><text:tab/>There is little more to the core that what has already been said; all the CPU operations are microcoded, including interrupt<text:span text:style-name="T4"> </text:span><text:span text:style-name="T5">response, reset and instruction opcode fetch. The microcode source code can be seen in file </text:span><text:span text:style-name="T4">ucode</text:span>/<text:span text:style-name="T4">light8080.m80</text:span><text:span text:style-name="T5">.</text:span></text:p>
      <text:p text:style-name="P5"><text:tab/>The microcode table is a synchronous ROM with 512 32-bit words, designed to fit in a Spartan 3 block ram. Each 32-bit word makes up a microinstruction. The microcode 'program counter' (<text:span text:style-name="T4">uc_addr </text:span>in the VHDL code) thus is a 9-bit register.</text:p>
      <text:p text:style-name="P5"><text:tab/>Out of those 512 words, 256 (the upper half of the table) are used as a jump-table for instruction decoding. Each entry at 256+NN contains a 'JSR' μI to the start of the microcode for the instruction whose opcode is NN. This seemingly unefficient use of RAM is in fact an optimization for the Spartan-3 architecture to which this design is tailored – and works well enough in other architectures. The jump table is built automatically by the microcode assembler, as explained later.</text:p>
      <text:p text:style-name="P5"><text:tab/>The upper half of the table can only be used for decoding; JSR instructions can only point to the lower half, and execution from address 0x0ff rolls over to 0x00 (or would; the actual microcode does not use this 'feature').</text:p>
      <text:p text:style-name="P9"/>
      <text:p text:style-name="P5"><text:tab/>The micromachine supports one level of micro-subroutine calls; it can also return from those calls; The uc_addr gets loaded with some constant values upon reset, intr or instruction fetch. And finally, there is the decoding jump table mentioned above, so these are the possible sources of uc_addr each cycle:</text:p>
      <text:p text:style-name="P9"/>
      <text:list text:style-name="L1">
        <text:list-item>
          <text:p text:style-name="P10">Constant value of 0x0001 at reset (see VHDL source for details).</text:p>
        </text:list-item>
        <text:list-item>
          <text:p text:style-name="P10">Constant value of 0x0003 at the beginning (fetch cycle) of every instruction.</text:p>
        </text:list-item>
        <text:list-item>
          <text:p text:style-name="P10">Constant value of 0x0007 at interrupt acknowledge.</text:p>
        </text:list-item>
        <text:list-item>
          <text:p text:style-name="P10">uc_addr + 1 in normal microinstruction execution</text:p>
        </text:list-item>
        <text:list-item>
          <text:p text:style-name="P10">Some 8-bit value included in JSR microinstructions (calls).</text:p>
        </text:list-item>
        <text:list-item>
          <text:p text:style-name="P10">The return value preserved in the last JSR (used when flag <text:span text:style-name="T7">#ret</text:span><text:span text:style-name="T8"> is raised)</text:span></text:p>
        </text:list-item>
      </text:list>
      <text:p text:style-name="P9"/>
      <text:p text:style-name="P5"><text:tab/>All of this is readily apparent, I hope, by inspecting the VHDL source. Note that there is only one jump microinstruction (JSR) which doubles as 'call'; whenever a jump is taken the <text:s/>the 1-level-deep <text:s/>'return stack' is loaded with the return address (address of the μI following the jump). You just have to ignore the return address when you don't need it (e.g. the jumps in the decoding jump table). I admit this scheme is awkward and inflexible; but it was the first I devised, it works and fits the area budget: more than enough in this project.</text:p>
      <text:p text:style-name="P9"><text:s/></text:p>
      <text:p text:style-name="P9">A list of all predefined, 'special' microcode addresses follows.</text:p>
      <text:h text:style-name="P11" text:outline-level="3">0x001 – reset</text:h>
      <text:p text:style-name="P5"><text:tab/>After reset, the <text:span text:style-name="T4"><text:s/></text:span>μI program counter <text:s/>(<text:span text:style-name="T4">uc_addr </text:span>in the VHDL code) is initialized to 0x00. The program counter works as a pre-increment counter when reading the microcode rom, so the μI at address 0 never gets executed (unless 'rolling over' from address 0x0ff, which the actual microcode does not). Reset starts at address 1 and takes 2 microinstructions to clear PC to 0x0000. It does nothing else. After clearing the PC the microcode runs into the fetch routine.</text:p>
      <text:h text:style-name="P11" text:outline-level="3">0x003 – fetch</text:h>
      <text:p text:style-name="P5"><text:tab/>The fetch routine places the PC in the address output lines while post-incrementing it, and then enables a memory read cycle. In doing so it relies on T2 being 0x00 (necessary for the ADC to behave like an INC in the oversimplified ALU), which is always true by design. After the fetch is done, the <text:span text:style-name="T7">#decode </text:span><text:span text:style-name="T8">flag is raised, which instructs the micromachine to take the value in the DI signal (data input from external memory) and load it into the IR and the microcode address counter, while setting the high address bit to 1. At the resulting address there will be a JSR μI pointing to the microcode for the 8080 opcode in question (the microcode assembler will make sure of that). The </text:span><text:span text:style-name="T7">#decode </text:span><text:span text:style-name="T8">flag will also clear registers T1 and T2.</text:span></text:p>
      <text:h text:style-name="P12" text:outline-level="3">0x007 – halt</text:h>
      <text:p text:style-name="P5"><text:tab/>Whenever a HALT instruction is executed, the <text:span text:style-name="T7">#halt</text:span><text:span text:style-name="T8"> flag is raised, which when used in the same μI as flag </text:span><text:span text:style-name="T7">#end,</text:span><text:span text:style-name="T8"> makes the </text:span>the micromachine jump to this address. The μI at this address does nothing but raise flags <text:span text:style-name="T7">#halt</text:span> and <text:span text:style-name="T7">#end</text:span>. The micromachine will keep jumping to this address until the halt state is left, something which can only happen <text:span text:style-name="T8">by reset or by interrupt. The </text:span><text:span text:style-name="T7">#halt</text:span><text:span text:style-name="T8"> <text:s/>flag, when raised, sets the </text:span><text:span text:style-name="T10">halt </text:span><text:span text:style-name="T8">output signal, which will be cleared when the CPU exits the halt state. </text:span></text:p>
      <text:p text:style-name="P9"/>
      <text:p text:style-name="P13">1.2.2.- Conditional jumps</text:p>
      <text:p text:style-name="P9"/>
      <text:p text:style-name="P14"><text:s/><text:tab/>There is a conditional branch microinstruction: TJSR. This instruction tests certain condition and, if the condition is true, performs exactly as JSR. Otherwise, it <text:span text:style-name="T4">ends</text:span> the microcode execution exactly as if the flag <text:span text:style-name="T11">#end</text:span><text:span text:style-name="T12"> had been raised. This microinstruction has been made for the conditional branches and returns of the 8080 CPU and is not flexible enough for any other use.</text:span></text:p>
      <text:p text:style-name="P14"><text:span text:style-name="T12"><text:s/><text:tab/>The condition tested is encoded in the register IR, in the field </text:span><text:span text:style-name="T13">ccc </text:span><text:span text:style-name="T12">(bits 5..3), as encoded in the conditional instructions of the 8080 – you can look them up in any 8080 reference. Flags are updated in the 2</text:span><text:span text:style-name="T14">nd</text:span><text:span text:style-name="T12"> stage, so a TJSR cannot test the flags modified by the previous μI. But it is not necessary; this instruction will always be used to test conditions set by previous 8080 instructions, separated at least by the opcode fetch μIs, and probably many more. Thus, the condition flags will always be valid upon testing. </text:span></text:p>
      <text:p text:style-name="P15"><text:tab/></text:p>
      <text:h text:style-name="P16" text:outline-level="3">1.2.3.- Implicit operations</text:h>
      <text:p text:style-name="P15"/>
      <text:p text:style-name="P4"><text:tab/>Most micromachine operations happen only when explicitly commanded. But some happen automatically and have to be taken into account when coding the microprogram:</text:p>
      <text:p text:style-name="P4"/>
      <text:list text:style-name="L3">
        <text:list-item>
          <text:p text:style-name="P17">Register IR is loaded automatically when the flag <text:span text:style-name="T7">#decode</text:span><text:span text:style-name="T15"> is raised. The microcode program counter is loaded automatically with the same value as the IR, as has been explained above. From that point on, execution resumes normally: the jump table contains normal JSR microinstructions.</text:span></text:p>
        </text:list-item>
      </text:list>
      <text:list text:style-name="L4">
        <text:list-item>
          <text:p text:style-name="P18">T1 is cleared to 0x00 at reset, when the flag <text:span text:style-name="T7">#decode</text:span><text:span text:style-name="T15"> is active or when the flag </text:span><text:span text:style-name="T7">#clrt1</text:span><text:span text:style-name="T15"> is used. </text:span></text:p>
        </text:list-item>
        <text:list-item>
          <text:p text:style-name="P19">T2 is cleared to 0x00 at reset, when the flag <text:span text:style-name="T7">#decode</text:span> is active or when the flag <text:span text:style-name="T7">#end</text:span> is used. </text:p>
        </text:list-item>
        <text:list-item>
          <text:p text:style-name="P19">When flag <text:span text:style-name="T7">#end</text:span> is raised, execution continues at μcode address 0x0003.</text:p>
        </text:list-item>
        <text:list-item>
          <text:p text:style-name="P19">When both flags <text:span text:style-name="T7">#halt</text:span> and <text:span text:style-name="T7">#end</text:span> are raised, execution continues at μcode address 0x0007, unless there is an interrupt pending.</text:p>
        </text:list-item>
        <text:list-item>
          <text:p text:style-name="P19">When flag <text:span text:style-name="T7">#ret</text:span> is raised, execution continues in the address following the last JSR executed. <text:s/>If such a <text:span text:style-name="T4">return </text:span>is tried before a JSR has executed since the last reset, the results are undefined – this never happens with the microcode source as it is now.</text:p>
        </text:list-item>
      </text:list>
      <text:p text:style-name="P7"/>
      <text:p text:style-name="P7"><text:tab/>Notice that both T1 and T2 are cleared at the end of the opcode fetch, so they are guaranteed to be 0x00 at the beginning of <text:s/>the instruction microcode. And T2 is cleared to at the end of the instruction microcode, so it is guaranteed clear for its use in the fetch microcode. T1 can be cleared if a microinstruction so requires. Refer to the section on <text:span text:style-name="T4">microinstruction flags.</text:span></text:p>
      <text:p text:style-name="P20"/>
      <text:h text:style-name="P21" text:outline-level="2">1.3.- Microinstructions</text:h>
      <text:p text:style-name="P22"/>
      <text:p text:style-name="P4"><text:tab/>The microcode for the CPU is a source text file encoded in a format described below. This 'microcode source' is assembled by the microcode assembler (described later) which then builds a microcode table in VHDL format. There's nothing stopping you from assembling the microcode by hand directly on the VHDL source, and in a machine this simple it might have been preferable.</text:p>
      <text:p text:style-name="P13"/>
      <text:p text:style-name="P13">1.3.1.- Microcode source format</text:p>
      <text:p text:style-name="P13"/>
      <text:p text:style-name="P4"><text:tab/>The microcode source format is more similar to most early assembly languages that to other microcodes sources you may have seen. Each non-blank, non-comment line of code contains a single microinstruction in the format informally described below:</text:p>
      <text:p text:style-name="P4"/>
      <text:p text:style-name="P23"/>
      <text:p text:style-name="P24">&lt;microinstruction line&gt; := </text:p>
      <text:p text:style-name="P24"><text:tab/><text:tab/>[&lt;label&gt;] | (*1)</text:p>
      <text:p text:style-name="P24"><text:tab/><text:tab/>&lt;operand stage control&gt; ; &lt;ALU stage control&gt; [; [&lt;flag list&gt;]] |</text:p>
      <text:p text:style-name="P24"><text:tab/><text:tab/>JSR &lt;destination address&gt;|TJSR &lt;destination address&gt;</text:p>
      <text:p text:style-name="P24"/>
      <text:p text:style-name="P24">&lt;label&gt; := {':' immediately followed by a common identifier}</text:p>
      <text:p text:style-name="P24">&lt;destination address&gt; := {an identifier defined as a label anywhere in the file}</text:p>
      <text:p text:style-name="P24">&lt;operand stage control&gt; := <text:s/>&lt;op_reg&gt; = &lt;op_src&gt; | NOP</text:p>
      <text:p text:style-name="P24">&lt;op_reg&gt; := T1 | T2</text:p>
      <text:p text:style-name="P24">&lt;op_src&gt; := &lt;register&gt; | DI | &lt;IR register&gt;</text:p>
      <text:p text:style-name="P24">&lt;IR register&gt; := {s}|{d}|{p}0|{p}1 (*3)</text:p>
      <text:p text:style-name="P24">&lt;register&gt; := _a|_b|_c|_d|_e|_h|_l|_f|_a|_ph|_pl|_x|_y|_z|_w|_sh|_sl|</text:p>
      <text:p text:style-name="P24">&lt;ALU stage control&gt; := &lt;alu_dst&gt; = &lt;alu_op&gt; | NOP </text:p>
      <text:p text:style-name="P24">&lt;alu_dst&gt; := &lt;register&gt; | DO</text:p>
      <text:p text:style-name="P24">&lt;alu_op&gt; := add|adc|sub|sbb| and|orl|not|xrl| rla|rra|rlca|rrca| aaa|</text:p>
      <text:p text:style-name="P24"><text:s text:c="12"/>t1|rst|daa|cpc|sec|psw</text:p>
      <text:p text:style-name="P24">&lt;flag list&gt; := &lt;flag&gt; [, &lt;flag&gt; ...] </text:p>
      <text:p text:style-name="P24">&lt;flag&gt; := #decode|#di|#ei|#io|#auxcy|#clrt1|#halt|#end|#ret|#rd|#wr|#setacy (*2)</text:p>
      <text:p text:style-name="P24"><text:tab/> <text:s text:c="3"/>#ld_al|#ld_addr|#fp_c|#fp_r|#fp_rc<text:tab/></text:p>
      <text:p text:style-name="P24"/>
      <text:p text:style-name="P24"><text:tab/>*1 Labels appear alone by themselves in a line</text:p>
      <text:p text:style-name="P24"><text:tab/>*2 There are some restrictions on the flags that can be used together</text:p>
      <text:p text:style-name="P24"><text:tab/>*3 Registers are specified by IR field</text:p>
      <text:p text:style-name="P23"/>
      <text:p text:style-name="P25"/>
      <text:p text:style-name="P4"><text:tab/>Please bear in mind that this is just an <text:span text:style-name="T5">informal description; I just made it up from my personal notes and the assembler source. The ultimate reference is the microcode source itself and the assembler source. </text:span></text:p>
      <text:p text:style-name="P5"><text:tab/>Due to the way that flags have been encoded (there's less than one bit per flag in the microinstruction), there are restrictions on what flags can be used together. See the section on flags.</text:p>
      <text:p text:style-name="P5"><text:tab/>The assembler will complain if the source does not comply with the expected format; but syntax check is somewhat weak.</text:p>
      <text:p text:style-name="P5"><text:tab/>In the microcode source you will see words like <text:span text:style-name="T4">__reset, __fetch, </text:span>etc. which don't fit the above syntax. Those were supposed to be assembler pragmas, which the assembler would use to enforce the alignment of the microinstructions to certain addresses. I finally decided not to use them and align the instructions myself. The assembler ignores them but I kept them as a reminder.</text:p>
      <text:p text:style-name="P5"><text:tab/></text:p>
      <text:p text:style-name="P5"><text:tab/>The 1<text:span text:style-name="T6">st</text:span> part of the <text:s/>μI controls the ALU operand stage; we can load either T1 or T2 with either the contents of the input signal DI, or the selected register from the register bank. Or, we can do nothing (NOP).</text:p>
      <text:p text:style-name="P5"><text:tab/>The 2<text:span text:style-name="T6">nd</text:span> part of the <text:s/>μI controls the ALU stage; we can instruct the ALU to perform some operation on the operands T1 and T2 <text:span text:style-name="T4">loaded by this same instruction, in the previous stage;</text:span> and we can select where to load the ALU result, eiher in the output register DO or in the register bank. Or we can do nothing of the above (NOP).</text:p>
      <text:p text:style-name="P5"><text:tab/>The write address for the register bank used in the 2<text:span text:style-name="T6">nd</text:span> stage has to be the same as the read address used in the 1<text:span text:style-name="T6">st</text:span> stage; that is, if both μI parts use the RB, both have to use the same address (the assembler will enforce this restriction). This is due to an early, silly mistake that I chose not to fix: there is a single μI field that holds both addresses. </text:p>
      <text:p text:style-name="P5"><text:tab/>This is a very annoying limitation that unduly complicates the microcode and wastes many microcode slots for no saving in hardware; the only reason not to improve this and use two independent field addresses is my personal design style of 'no major changes until design is finished and working'. In fact, as you can see in the VHDL source, the machine is prepared to use 2 independent address fields with little modification. I <text:s/>may do this improvement and others in a later version, but only when I deem the design 'finished' (since the design as it is already exceeds my modest performance target).</text:p>
      <text:p text:style-name="P13"/>
      <text:p text:style-name="P13">1.3.2.- Microcode ALU operations</text:p>
      <text:p text:style-name="P13"/>
      <table:table table:name="alu_ops" table:style-name="alu_5f_ops">
        <table:table-column table:style-name="alu_5f_ops.A"/>
        <table:table-column table:style-name="alu_5f_ops.B"/>
        <table:table-column table:style-name="alu_5f_ops.C"/>
        <table:table-column table:style-name="alu_5f_ops.D"/>
        <table:table-row>
          <table:table-cell table:style-name="alu_5f_ops.A1" office:value-type="string">
            <text:p text:style-name="P26">Operation </text:p>
          </table:table-cell>
          <table:table-cell table:style-name="alu_5f_ops.A1" office:value-type="string">
            <text:p text:style-name="P26">encoding</text:p>
          </table:table-cell>
          <table:table-cell table:style-name="alu_5f_ops.A1" office:value-type="string">
            <text:p text:style-name="P26">result</text:p>
          </table:table-cell>
          <table:table-cell table:style-name="alu_5f_ops.D1" office:value-type="string">
            <text:p text:style-name="P26">notes</text:p>
          </table:table-cell>
        </table:table-row>
        <table:table-row>
          <table:table-cell table:style-name="alu_5f_ops.A2" office:value-type="string">
            <text:p text:style-name="P26">ADD</text:p>
          </table:table-cell>
          <table:table-cell table:style-name="alu_5f_ops.A2" office:value-type="string">
            <text:p text:style-name="P26">001100</text:p>
          </table:table-cell>
          <table:table-cell table:style-name="alu_5f_ops.A2" office:value-type="string">
            <text:p text:style-name="P26">T2 + T1</text:p>
          </table:table-cell>
          <table:table-cell table:style-name="alu_5f_ops.D2" office:value-type="string">
            <text:p text:style-name="P26"/>
          </table:table-cell>
        </table:table-row>
        <table:table-row>
          <table:table-cell table:style-name="alu_5f_ops.A2" office:value-type="string">
            <text:p text:style-name="P26">ADC</text:p>
          </table:table-cell>
          <table:table-cell table:style-name="alu_5f_ops.A2" office:value-type="string">
            <text:p text:style-name="P26">001101</text:p>
          </table:table-cell>
          <table:table-cell table:style-name="alu_5f_ops.A2" office:value-type="string">
            <text:p text:style-name="P26">T2 + T1 + CY</text:p>
          </table:table-cell>
          <table:table-cell table:style-name="alu_5f_ops.D2" office:value-type="string">
            <text:p text:style-name="P26"/>
          </table:table-cell>
        </table:table-row>
        <table:table-row>
          <table:table-cell table:style-name="alu_5f_ops.A2" office:value-type="string">
            <text:p text:style-name="P26">SUB</text:p>
          </table:table-cell>
          <table:table-cell table:style-name="alu_5f_ops.A2" office:value-type="string">
            <text:p text:style-name="P26">001110</text:p>
          </table:table-cell>
          <table:table-cell table:style-name="alu_5f_ops.A2" office:value-type="string">
            <text:p text:style-name="P26">T2 - T1</text:p>
          </table:table-cell>
          <table:table-cell table:style-name="alu_5f_ops.D2" office:value-type="string">
            <text:p text:style-name="P26"/>
          </table:table-cell>
        </table:table-row>
        <table:table-row>
          <table:table-cell table:style-name="alu_5f_ops.A2" office:value-type="string">
            <text:p text:style-name="P26">SBB</text:p>
          </table:table-cell>
          <table:table-cell table:style-name="alu_5f_ops.A2" office:value-type="string">
            <text:p text:style-name="P26">001111</text:p>
          </table:table-cell>
          <table:table-cell table:style-name="alu_5f_ops.A2" office:value-type="string">
            <text:p text:style-name="P26">T2 – T1 - CY</text:p>
          </table:table-cell>
          <table:table-cell table:style-name="alu_5f_ops.D2" office:value-type="string">
            <text:p text:style-name="P26"/>
          </table:table-cell>
        </table:table-row>
        <table:table-row>
          <table:table-cell table:style-name="alu_5f_ops.A2" office:value-type="string">
            <text:p text:style-name="P26">AND</text:p>
          </table:table-cell>
          <table:table-cell table:style-name="alu_5f_ops.A2" office:value-type="string">
            <text:p text:style-name="P26">000100</text:p>
          </table:table-cell>
          <table:table-cell table:style-name="alu_5f_ops.A2" office:value-type="string">
            <text:p text:style-name="P26">T1 AND T2</text:p>
          </table:table-cell>
          <table:table-cell table:style-name="alu_5f_ops.D2" office:value-type="string">
            <text:p text:style-name="P26"/>
          </table:table-cell>
        </table:table-row>
        <table:table-row>
          <table:table-cell table:style-name="alu_5f_ops.A2" office:value-type="string">
            <text:p text:style-name="P26">ORL </text:p>
          </table:table-cell>
          <table:table-cell table:style-name="alu_5f_ops.A2" office:value-type="string">
            <text:p text:style-name="P26">000101</text:p>
          </table:table-cell>
          <table:table-cell table:style-name="alu_5f_ops.A2" office:value-type="string">
            <text:p text:style-name="P26">T1 OR T2</text:p>
          </table:table-cell>
          <table:table-cell table:style-name="alu_5f_ops.D2" office:value-type="string">
            <text:p text:style-name="P26"/>
          </table:table-cell>
        </table:table-row>
        <table:table-row>
          <table:table-cell table:style-name="alu_5f_ops.A2" office:value-type="string">
            <text:p text:style-name="P26">NOT</text:p>
          </table:table-cell>
          <table:table-cell table:style-name="alu_5f_ops.A2" office:value-type="string">
            <text:p text:style-name="P26">000110</text:p>
          </table:table-cell>
          <table:table-cell table:style-name="alu_5f_ops.A2" office:value-type="string">
            <text:p text:style-name="P26">NOT T1 </text:p>
          </table:table-cell>
          <table:table-cell table:style-name="alu_5f_ops.D2" office:value-type="string">
            <text:p text:style-name="P26"/>
          </table:table-cell>
        </table:table-row>
        <table:table-row>
          <table:table-cell table:style-name="alu_5f_ops.A2" office:value-type="string">
            <text:p text:style-name="P26">XRL</text:p>
          </table:table-cell>
          <table:table-cell table:style-name="alu_5f_ops.A2" office:value-type="string">
            <text:p text:style-name="P26">000111</text:p>
          </table:table-cell>
          <table:table-cell table:style-name="alu_5f_ops.A2" office:value-type="string">
            <text:p text:style-name="P26">T1 XOR T2</text:p>
          </table:table-cell>
          <table:table-cell table:style-name="alu_5f_ops.D2" office:value-type="string">
            <text:p text:style-name="P26"/>
          </table:table-cell>
        </table:table-row>
        <table:table-row>
          <table:table-cell table:style-name="alu_5f_ops.A2" office:value-type="string">
            <text:p text:style-name="P26">RLA</text:p>
          </table:table-cell>
          <table:table-cell table:style-name="alu_5f_ops.A2" office:value-type="string">
            <text:p text:style-name="P26">000000</text:p>
          </table:table-cell>
          <table:table-cell table:style-name="alu_5f_ops.A2" office:value-type="string">
            <text:p text:style-name="P26">8080 RLC</text:p>
          </table:table-cell>
          <table:table-cell table:style-name="alu_5f_ops.D2" office:value-type="string">
            <text:p text:style-name="P26"/>
          </table:table-cell>
        </table:table-row>
        <table:table-row>
          <table:table-cell table:style-name="alu_5f_ops.A2" office:value-type="string">
            <text:p text:style-name="P26">RRA</text:p>
          </table:table-cell>
          <table:table-cell table:style-name="alu_5f_ops.A2" office:value-type="string">
            <text:p text:style-name="P26">000001</text:p>
          </table:table-cell>
          <table:table-cell table:style-name="alu_5f_ops.A2" office:value-type="string">
            <text:p text:style-name="P26">8080 RRC</text:p>
          </table:table-cell>
          <table:table-cell table:style-name="alu_5f_ops.D2" office:value-type="string">
            <text:p text:style-name="P26"/>
          </table:table-cell>
        </table:table-row>
        <table:table-row>
          <table:table-cell table:style-name="alu_5f_ops.A2" office:value-type="string">
            <text:p text:style-name="P26">RLCA</text:p>
          </table:table-cell>
          <table:table-cell table:style-name="alu_5f_ops.A2" office:value-type="string">
            <text:p text:style-name="P26">000010</text:p>
          </table:table-cell>
          <table:table-cell table:style-name="alu_5f_ops.A2" office:value-type="string">
            <text:p text:style-name="P26">8080 RAL</text:p>
          </table:table-cell>
          <table:table-cell table:style-name="alu_5f_ops.D2" office:value-type="string">
            <text:p text:style-name="P26"/>
          </table:table-cell>
        </table:table-row>
        <table:table-row>
          <table:table-cell table:style-name="alu_5f_ops.A2" office:value-type="string">
            <text:p text:style-name="P26">RRCA</text:p>
          </table:table-cell>
          <table:table-cell table:style-name="alu_5f_ops.A2" office:value-type="string">
            <text:p text:style-name="P26">000011</text:p>
          </table:table-cell>
          <table:table-cell table:style-name="alu_5f_ops.A2" office:value-type="string">
            <text:p text:style-name="P26">8080 RAR</text:p>
          </table:table-cell>
          <table:table-cell table:style-name="alu_5f_ops.D2" office:value-type="string">
            <text:p text:style-name="P26"/>
          </table:table-cell>
        </table:table-row>
        <table:table-row>
          <table:table-cell table:style-name="alu_5f_ops.A2" office:value-type="string">
            <text:p text:style-name="P26">T1</text:p>
          </table:table-cell>
          <table:table-cell table:style-name="alu_5f_ops.A2" office:value-type="string">
            <text:p text:style-name="P26">010111</text:p>
          </table:table-cell>
          <table:table-cell table:style-name="alu_5f_ops.A2" office:value-type="string">
            <text:p text:style-name="P26">T1</text:p>
          </table:table-cell>
          <table:table-cell table:style-name="alu_5f_ops.D2" office:value-type="string">
            <text:p text:style-name="P26"/>
          </table:table-cell>
        </table:table-row>
        <table:table-row>
          <table:table-cell table:style-name="alu_5f_ops.A2" office:value-type="string">
            <text:p text:style-name="P26">RST</text:p>
          </table:table-cell>
          <table:table-cell table:style-name="alu_5f_ops.A2" office:value-type="string">
            <text:p text:style-name="P26">011111</text:p>
          </table:table-cell>
          <table:table-cell table:style-name="alu_5f_ops.D2" table:number-columns-spanned="2" office:value-type="string">
            <text:p text:style-name="P26">8*IR(5..3), as per RST instruction</text:p>
          </table:table-cell>
          <table:covered-table-cell/>
        </table:table-row>
        <table:table-row>
          <table:table-cell table:style-name="alu_5f_ops.A2" office:value-type="string">
            <text:p text:style-name="P26">DAA</text:p>
          </table:table-cell>
          <table:table-cell table:style-name="alu_5f_ops.A2" office:value-type="string">
            <text:p text:style-name="P26">101000</text:p>
          </table:table-cell>
          <table:table-cell table:style-name="alu_5f_ops.D2" table:number-columns-spanned="2" office:value-type="string">
            <text:p text:style-name="P26">DAA T1 (but only after executing 2 in a row)</text:p>
          </table:table-cell>
          <table:covered-table-cell/>
        </table:table-row>
        <table:table-row>
          <table:table-cell table:style-name="alu_5f_ops.A2" office:value-type="string">
            <text:p text:style-name="P26">CPC</text:p>
          </table:table-cell>
          <table:table-cell table:style-name="alu_5f_ops.A2" office:value-type="string">
            <text:p text:style-name="P26">101100</text:p>
          </table:table-cell>
          <table:table-cell table:style-name="alu_5f_ops.A2" office:value-type="string">
            <text:p text:style-name="P26">UNDEFINED</text:p>
          </table:table-cell>
          <table:table-cell table:style-name="alu_5f_ops.D2" office:value-type="string">
            <text:p text:style-name="P26">CY complemented</text:p>
          </table:table-cell>
        </table:table-row>
        <table:table-row>
          <table:table-cell table:style-name="alu_5f_ops.A2" office:value-type="string">
            <text:p text:style-name="P26">SEC</text:p>
          </table:table-cell>
          <table:table-cell table:style-name="alu_5f_ops.A2" office:value-type="string">
            <text:p text:style-name="P26">101101</text:p>
          </table:table-cell>
          <table:table-cell table:style-name="alu_5f_ops.A2" office:value-type="string">
            <text:p text:style-name="P26">UNDEFINED</text:p>
          </table:table-cell>
          <table:table-cell table:style-name="alu_5f_ops.D2" office:value-type="string">
            <text:p text:style-name="P26">CY set</text:p>
          </table:table-cell>
        </table:table-row>
        <table:table-row>
          <table:table-cell table:style-name="alu_5f_ops.A2" office:value-type="string">
            <text:p text:style-name="P26">PSW</text:p>
          </table:table-cell>
          <table:table-cell table:style-name="alu_5f_ops.A2" office:value-type="string">
            <text:p text:style-name="P26">110000</text:p>
          </table:table-cell>
          <table:table-cell table:style-name="alu_5f_ops.A2" office:value-type="string">
            <text:p text:style-name="P26">PSW</text:p>
          </table:table-cell>
          <table:table-cell table:style-name="alu_5f_ops.D2" office:value-type="string">
            <text:p text:style-name="P26"/>
          </table:table-cell>
        </table:table-row>
      </table:table>
      <text:p text:style-name="P13"/>
      <text:p text:style-name="P7"><text:tab/>Notice that ALU operation DAA takes two cycles to complete; it uses a dedicated circuit with an extra pipeline stage. So it has to be executed twice in a row before taking the result – refer to microcode source for an example.</text:p>
      <text:p text:style-name="P13"/>
      <text:p text:style-name="P27"><text:s/><text:tab/><text:span text:style-name="T8">The PSW register is updated with the ALU result at every cycle, whatever ALU operation is executed – though every ALU operation computes flags by different means, as it is apparent in the case of CY. Which flags are updated, and which keep their previous values, is defined by a microinstruction field named </text:span><text:span text:style-name="T10">flag_pattern.</text:span><text:span text:style-name="T8"> See the VHDL code for details.</text:span></text:p>
      <text:p text:style-name="P13"/>
      <text:h text:style-name="P16" text:outline-level="3">1.3.3.- Microcode binary format</text:h>
      <text:p text:style-name="P13"/>
      <table:table table:name="control-signals" table:style-name="control-signals">
        <table:table-column table:style-name="control-signals.A"/>
        <table:table-column table:style-name="control-signals.B"/>
        <table:table-column table:style-name="control-signals.C"/>
        <table:table-header-rows>
          <table:table-row>
            <table:table-cell table:style-name="control-signals.A1" office:value-type="string">
              <text:p text:style-name="P28">POS</text:p>
            </table:table-cell>
            <table:table-cell table:style-name="control-signals.A1" office:value-type="string">
              <text:p text:style-name="P28">NAME</text:p>
            </table:table-cell>
            <table:table-cell table:style-name="control-signals.C1" office:value-type="string">
              <text:p text:style-name="P29">PURPOSE</text:p>
            </table:table-cell>
          </table:table-row>
        </table:table-header-rows>
        <table:table-row>
          <table:table-cell table:style-name="control-signals.A2" office:value-type="string">
            <text:p text:style-name="P30">31..29</text:p>
          </table:table-cell>
          <table:table-cell table:style-name="control-signals.A2" office:value-type="string">
            <text:p text:style-name="P30">uc_flags1</text:p>
          </table:table-cell>
          <table:table-cell table:style-name="control-signals.C2" office:value-type="string">
            <text:p text:style-name="P26">Encoded flag of group 1 (see section on flags)</text:p>
          </table:table-cell>
        </table:table-row>
        <table:table-row>
          <table:table-cell table:style-name="control-signals.A2" office:value-type="string">
            <text:p text:style-name="P30">28..26</text:p>
          </table:table-cell>
          <table:table-cell table:style-name="control-signals.A2" office:value-type="string">
            <text:p text:style-name="P30">uc_flags2</text:p>
          </table:table-cell>
          <table:table-cell table:style-name="control-signals.C2" office:value-type="string">
            <text:p text:style-name="P26">Encoded flag of group 2 (see section on flags)</text:p>
          </table:table-cell>
        </table:table-row>
        <table:table-row>
          <table:table-cell table:style-name="control-signals.A2" office:value-type="string">
            <text:p text:style-name="P30">25</text:p>
          </table:table-cell>
          <table:table-cell table:style-name="control-signals.A2" office:value-type="string">
            <text:p text:style-name="P30">load_addr</text:p>
          </table:table-cell>
          <table:table-cell table:style-name="control-signals.C2" office:value-type="string">
            <text:p text:style-name="P26">Address register load enable (note 1)</text:p>
          </table:table-cell>
        </table:table-row>
        <table:table-row>
          <table:table-cell table:style-name="control-signals.A2" office:value-type="string">
            <text:p text:style-name="P30">24</text:p>
          </table:table-cell>
          <table:table-cell table:style-name="control-signals.A2" office:value-type="string">
            <text:p text:style-name="P30">load_al</text:p>
          </table:table-cell>
          <table:table-cell table:style-name="control-signals.C2" office:value-type="string">
            <text:p text:style-name="P26">AL load enable (note 1)</text:p>
          </table:table-cell>
        </table:table-row>
        <table:table-row>
          <table:table-cell table:style-name="control-signals.A2" office:value-type="string">
            <text:p text:style-name="P30">23</text:p>
          </table:table-cell>
          <table:table-cell table:style-name="control-signals.A2" office:value-type="string">
            <text:p text:style-name="P30">load_t1</text:p>
          </table:table-cell>
          <table:table-cell table:style-name="control-signals.C2" office:value-type="string">
            <text:p text:style-name="P26">T1 load enable</text:p>
          </table:table-cell>
        </table:table-row>
        <table:table-row>
          <table:table-cell table:style-name="control-signals.A2" office:value-type="string">
            <text:p text:style-name="P30">22</text:p>
          </table:table-cell>
          <table:table-cell table:style-name="control-signals.A2" office:value-type="string">
            <text:p text:style-name="P30">load_t2</text:p>
          </table:table-cell>
          <table:table-cell table:style-name="control-signals.C2" office:value-type="string">
            <text:p text:style-name="P26">T2 load enable</text:p>
          </table:table-cell>
        </table:table-row>
        <table:table-row>
          <table:table-cell table:style-name="control-signals.A2" office:value-type="string">
            <text:p text:style-name="P30">21</text:p>
          </table:table-cell>
          <table:table-cell table:style-name="control-signals.A2" office:value-type="string">
            <text:p text:style-name="P30">mux_in</text:p>
          </table:table-cell>
          <table:table-cell table:style-name="control-signals.C2" office:value-type="string">
            <text:p text:style-name="P26">T1/T2 source mux control (0 for DI, 1 for reg bank)</text:p>
          </table:table-cell>
        </table:table-row>
        <table:table-row>
          <table:table-cell table:style-name="control-signals.A2" office:value-type="string">
            <text:p text:style-name="P30">20..19</text:p>
          </table:table-cell>
          <table:table-cell table:style-name="control-signals.A2" office:value-type="string">
            <text:p text:style-name="P30">rb_addr_sel</text:p>
          </table:table-cell>
          <table:table-cell table:style-name="control-signals.C2" office:value-type="string">
            <text:p text:style-name="P26">Register bank address source control (note 2)</text:p>
          </table:table-cell>
        </table:table-row>
        <table:table-row>
          <table:table-cell table:style-name="control-signals.A2" office:value-type="string">
            <text:p text:style-name="P30">18..15</text:p>
          </table:table-cell>
          <table:table-cell table:style-name="control-signals.A2" office:value-type="string">
            <text:p text:style-name="P30">ra_field</text:p>
          </table:table-cell>
          <table:table-cell table:style-name="control-signals.C2" office:value-type="string">
            <text:p text:style-name="P26">Register bank address (used both for write and read)</text:p>
          </table:table-cell>
        </table:table-row>
        <table:table-row>
          <table:table-cell table:style-name="control-signals.A2" office:value-type="string">
            <text:p text:style-name="P30">14</text:p>
          </table:table-cell>
          <table:table-cell table:style-name="control-signals.A2" office:value-type="string">
            <text:p text:style-name="P30">(unused)</text:p>
          </table:table-cell>
          <table:table-cell table:style-name="control-signals.C2" office:value-type="string">
            <text:p text:style-name="P26">Reserved </text:p>
          </table:table-cell>
        </table:table-row>
        <table:table-row>
          <table:table-cell table:style-name="control-signals.A2" office:value-type="string">
            <text:p text:style-name="P30">13..10</text:p>
          </table:table-cell>
          <table:table-cell table:style-name="control-signals.A2" office:value-type="string">
            <text:p text:style-name="P30">(unused)</text:p>
          </table:table-cell>
          <table:table-cell table:style-name="control-signals.C2" office:value-type="string">
            <text:p text:style-name="P26">Reserved for write register bank address, unused yet</text:p>
          </table:table-cell>
        </table:table-row>
        <table:table-row>
          <table:table-cell table:style-name="control-signals.A2" office:value-type="string">
            <text:p text:style-name="P30">11..10</text:p>
          </table:table-cell>
          <table:table-cell table:style-name="control-signals.A2" office:value-type="string">
            <text:p text:style-name="P30">uc_jmp_addr(7..6)</text:p>
          </table:table-cell>
          <table:table-cell table:style-name="control-signals.C2" office:value-type="string">
            <text:p text:style-name="P26">JSR/TJSR jump address, higher 2 bits</text:p>
          </table:table-cell>
        </table:table-row>
        <table:table-row>
          <table:table-cell table:style-name="control-signals.A2" office:value-type="string">
            <text:p text:style-name="P30">9..8</text:p>
          </table:table-cell>
          <table:table-cell table:style-name="control-signals.A2" office:value-type="string">
            <text:p text:style-name="P30">flag_pattern</text:p>
          </table:table-cell>
          <table:table-cell table:style-name="control-signals.C2" office:value-type="string">
            <text:p text:style-name="P26">PSW flag update control (note 3) <text:s/><text:span text:style-name="T4">(pipelined signal)</text:span></text:p>
          </table:table-cell>
        </table:table-row>
        <table:table-row>
          <table:table-cell table:style-name="control-signals.A2" office:value-type="string">
            <text:p text:style-name="P30">7</text:p>
          </table:table-cell>
          <table:table-cell table:style-name="control-signals.A2" office:value-type="string">
            <text:p text:style-name="P30">load_do</text:p>
          </table:table-cell>
          <table:table-cell table:style-name="control-signals.C2" office:value-type="string">
            <text:p text:style-name="P26">DO load enable (note 4) <text:span text:style-name="T4">(pipelined signal)</text:span></text:p>
          </table:table-cell>
        </table:table-row>
        <table:table-row>
          <table:table-cell table:style-name="control-signals.A2" office:value-type="string">
            <text:p text:style-name="P30">6</text:p>
          </table:table-cell>
          <table:table-cell table:style-name="control-signals.A2" office:value-type="string">
            <text:p text:style-name="P30">we_rb</text:p>
          </table:table-cell>
          <table:table-cell table:style-name="control-signals.C2" office:value-type="string">
            <text:p text:style-name="P26">Register bank write enable <text:span text:style-name="T4">(pipelined signal)</text:span></text:p>
          </table:table-cell>
        </table:table-row>
        <table:table-row>
          <table:table-cell table:style-name="control-signals.A2" office:value-type="string">
            <text:p text:style-name="P30">5..0</text:p>
          </table:table-cell>
          <table:table-cell table:style-name="control-signals.A2" office:value-type="string">
            <text:p text:style-name="P30">uc_jmp_addr(5..0)</text:p>
          </table:table-cell>
          <table:table-cell table:style-name="control-signals.C2" office:value-type="string">
            <text:p text:style-name="P26">JSR/TJSR jump address, lower 6 bits</text:p>
          </table:table-cell>
        </table:table-row>
        <table:table-row>
          <table:table-cell table:style-name="control-signals.A2" office:value-type="string">
            <text:p text:style-name="P30">5..0</text:p>
          </table:table-cell>
          <table:table-cell table:style-name="control-signals.A2" office:value-type="string">
            <text:p text:style-name="P30">(several)</text:p>
          </table:table-cell>
          <table:table-cell table:style-name="control-signals.C2" office:value-type="string">
            <text:p text:style-name="P26">Encoded ALU operation</text:p>
          </table:table-cell>
        </table:table-row>
      </table:table>
      <text:p text:style-name="P13"/>
      <text:p text:style-name="P13"/>
      <text:p text:style-name="P31">Note 1: load_al </text:p>
      <text:p text:style-name="P7"><text:tab/>AL is a temporary register for the lower byte of the external 16 bit address. The memory interface (and the IO interface) assumes external synchronous memory, so the 16 bit address has to be externally loaded as commanded by <text:span text:style-name="T4">load_addr</text:span>.</text:p>
      <text:p text:style-name="P7"><text:tab/>Note that both halves of the address signal load directly from the register bank output; you can load AL with PC, for instance, in the same cycle in which you modify the PC – AL will load with the pre-modified value.</text:p>
      <text:p text:style-name="P7"/>
      <text:p text:style-name="P31">Note 2 : rb_addr_sel</text:p>
      <text:p text:style-name="P31"><text:tab/><text:span text:style-name="T15">A microinstruction can access any register as specified by </text:span><text:span text:style-name="T8">ra_field, </text:span><text:span text:style-name="T15"><text:s/>or the register fields in the 8080 instruction opcode: S, D and RP (the microinstruction can select which register of the pair). In the microcode source this is encoded like this:</text:span></text:p>
      <text:p text:style-name="P7"><text:tab/>{s} <text:s/>-&gt; 0 &amp; SSS</text:p>
      <text:p text:style-name="P7"><text:tab/>{d} <text:s/>-&gt; 0 &amp; DDD</text:p>
      <text:p text:style-name="P7"><text:tab/>{p}0 -&gt; 1 &amp; PP &amp; 0 <text:s/>(HIGH byte of register pair)</text:p>
      <text:p text:style-name="P7"><text:tab/>{p}1 -&gt; 1 &amp; PP &amp; 1 <text:s/>(LOW byte of register pair)</text:p>
      <text:p text:style-name="P7"/>
      <text:p text:style-name="P7"><text:tab/>SSS = IR(5 downto 3) (source register) <text:s/></text:p>
      <text:p text:style-name="P7"><text:tab/>DDD = IR(2 downto 0) (destination register)</text:p>
      <text:p text:style-name="P7"><text:tab/>PP <text:s/>= IR(5 downto 4) (register pair)</text:p>
      <text:p text:style-name="P7"/>
      <text:p text:style-name="P31">Note 3 : flag_pattern</text:p>
      <text:p text:style-name="P31"><text:tab/><text:span text:style-name="T15">Selects which flags of the PSW, if any, will be updated by the microinstruction:</text:span></text:p>
      <text:p text:style-name="P7">* When flag_pattern(0)='1', CY is updated in the PSW.</text:p>
      <text:p text:style-name="P7">* When flag_pattern(1)='1', all flags other than CY are updated in the PSW.</text:p>
      <text:p text:style-name="P27"/>
      <text:p text:style-name="P31">Note 4 : load_do</text:p>
      <text:p text:style-name="P7"><text:s/><text:tab/>DO is the data ouput register that is loaded with the ALU output, so the load enable signal is pipelined.</text:p>
      <text:p text:style-name="P7"/>
      <text:p text:style-name="P31">Note 5 : JSR-H and JSR-L</text:p>
      <text:p text:style-name="P27"><text:span text:style-name="T4"><text:tab/></text:span><text:span text:style-name="T8">These fields overlap existing fields which are unused in JSR/TJSR instructions (fields which can be used with no fear of secondary effects).</text:span></text:p>
      <text:p text:style-name="P27"/>
      <text:p text:style-name="P27">1.3.4 Flags</text:p>
      <text:p text:style-name="P27"><text:tab/></text:p>
      <text:p text:style-name="P27"><text:span text:style-name="T10"><text:tab/>Flags </text:span><text:span text:style-name="T8">is what I have called those signals of the microinstruction that you assert individually in the microcode source. Due to the way they have been encoded, I have separated them in two groups. Only one flag in each group can be used in any instruction. These are all the flags in the format thay appear in the microcode source:</text:span></text:p>
      <text:p text:style-name="P7"/>
      <text:p text:style-name="P27"><text:tab/>* Flags from group 1: use only one of these</text:p>
      <text:p text:style-name="P27"><text:span text:style-name="T8"><text:tab/></text:span>#decode<text:span text:style-name="T8"> : <text:tab/>Load address counter and IR with contents of data input <text:tab/><text:tab/><text:tab/><text:tab/>lines, thus starting opcode decoging.</text:span></text:p>
      <text:p text:style-name="P27"><text:span text:style-name="T8"><text:tab/></text:span>#ei<text:span text:style-name="T8"> :<text:tab/><text:tab/>Set interrupt enable register.</text:span></text:p>
      <text:p text:style-name="P27"><text:span text:style-name="T8"><text:tab/></text:span>#di<text:span text:style-name="T8"> : <text:s text:c="5"/><text:tab/>Reset interrupt enable register.</text:span></text:p>
      <text:p text:style-name="P27"><text:span text:style-name="T8"><text:tab/></text:span>#io<text:span text:style-name="T8"> : <text:s text:c="5"/><text:tab/>Activate io signal for 1st cycle.</text:span></text:p>
      <text:p text:style-name="P27"><text:span text:style-name="T8"><text:tab/></text:span>#auxcy<text:span text:style-name="T8"> :<text:tab/>Use aux carry instead of regular carry for this μI. </text:span></text:p>
      <text:p text:style-name="P27"><text:span text:style-name="T8"><text:tab/></text:span>#clrt1<text:span text:style-name="T8"> : <text:s text:c="2"/><text:tab/>Clear T1 at the end of 1st cycle.</text:span></text:p>
      <text:list text:style-name="L5">
        <text:list-header>
          <text:p text:style-name="P32">#halt<text:span text:style-name="T8"> : <text:s text:c="3"/><text:tab/>Jump to microcode address 0x07 without saving return value, <text:tab/><text:tab/>when used with flag </text:span>#end<text:span text:style-name="T8">, and only if there is no interrupt <text:tab/><text:tab/>pending. Ignored otherwise.</text:span></text:p>
          <text:p text:style-name="P33"/>
        </text:list-header>
      </text:list>
      <text:p text:style-name="P27"><text:span text:style-name="T8"><text:tab/></text:span>* Flags from group 2: use only one of these</text:p>
      <text:p text:style-name="P27"><text:span text:style-name="T8"><text:tab/></text:span>#setacy<text:span text:style-name="T8"> : <text:s/><text:tab/>Set aux carry at the start of 1st cycle (used for ++).</text:span></text:p>
      <text:p text:style-name="P27"><text:span text:style-name="T8"><text:tab/></text:span>#end<text:span text:style-name="T8"> : <text:s text:c="4"/><text:tab/>Jump to microinstruction address 3 after the present m.i.</text:span></text:p>
      <text:p text:style-name="P27"><text:span text:style-name="T8"><text:tab/></text:span>#ret<text:span text:style-name="T8"> : <text:s text:c="4"/><text:tab/>Jump to address saved by the last JST or TJSR m.i.</text:span></text:p>
      <text:p text:style-name="P27"><text:span text:style-name="T8"><text:tab/></text:span>#rd<text:span text:style-name="T8"> : <text:s text:c="5"/><text:tab/>Activate rd signal for the 2nd cycle.</text:span></text:p>
      <text:p text:style-name="P27"><text:span text:style-name="T8"><text:tab/></text:span>#wr<text:span text:style-name="T8"> : <text:s text:c="5"/><text:tab/>Activate wr signal for the 2nd cycle.</text:span></text:p>
      <text:p text:style-name="P7"><text:tab/></text:p>
      <text:p text:style-name="P27"><text:span text:style-name="T8"><text:tab/></text:span>* Independent flags: no restrictions</text:p>
      <text:p text:style-name="P27"><text:span text:style-name="T8"><text:tab/></text:span>#ld_al<text:span text:style-name="T8"> : <text:s text:c="2"/><text:tab/>Load AL register with register bank output as read by opn. 1 <text:s/><text:tab/><text:tab/><text:tab/>(used in memory and io access). </text:span></text:p>
      <text:p text:style-name="P27"><text:span text:style-name="T8"><text:tab/></text:span>#ld_addr<text:span text:style-name="T8"> : <text:tab/>Load address register (H byte = register bank output as read <text:tab/><text:tab/><text:tab/>by operation 1, L byte = AL). </text:span></text:p>
      <text:p text:style-name="P7"><text:s text:c="6"/><text:tab/><text:tab/>Activate vma signal for 1st cycle.</text:p>
      <text:p text:style-name="P7"/>
      <text:p text:style-name="P27"><text:span text:style-name="T8"><text:tab/></text:span>* PSW update flags: use only one of these</text:p>
      <text:p text:style-name="P27"><text:span text:style-name="T8"><text:tab/></text:span>#fp_r<text:span text:style-name="T8"> : <text:s text:c="2"/><text:tab/>This instruction updates all PSW flags except for C.</text:span></text:p>
      <text:p text:style-name="P27"><text:span text:style-name="T8"><text:tab/></text:span>#fp_c<text:span text:style-name="T8"> : <text:s text:c="3"/><text:tab/>This instruction updates only the C flag in the PSW.</text:span></text:p>
      <text:p text:style-name="P27"><text:span text:style-name="T8"><text:tab/></text:span>#fp_rc<text:span text:style-name="T8"> : <text:s text:c="2"/><text:tab/>This instruction updates all the flags in the PSW.</text:span></text:p>
      <text:p text:style-name="P7"/>
      <text:h text:style-name="P34" text:outline-level="2">1.4.- NOTES ON THE MICROCODE ASSEMBLER</text:h>
      <text:p text:style-name="P4"/>
      <text:p text:style-name="P4"><text:tab/>Please refer to the comments in <text:span text:style-name="T4">util/uasm.pl</text:span><text:span text:style-name="T5"> for a reference on the usage of the assembler.</text:span></text:p>
      <text:p text:style-name="P4"><text:tab/>I will admit up front that the microcode source format, and the assembler program itself, are a mess. They were hacked in a few low quality hours, and then often retouched but never redesigned, in order to avoid the 'never ending project' syndrome.</text:p>
      <text:p text:style-name="P4"><text:tab/>Please note that use of the assembler, and the microcode assembly source, is optional and perhaps overkill for this simple core. All you need to build the microcode is in the vhdl source file. </text:p>
      <text:p text:style-name="P4"><text:tab/>During the testing phase of the project, after the design was deemed finished, I caught a grand total of 26 bugs. Of those 26, 15 were in the perl assembler program itself. Though the assembler certainly saved me a lot of mistakes in the hand-assembly of the microcode, a half-cooked assembler like this one may do more harm than good. I expect that the program now behaves correctly; I have done numerous modifications to the microcode source for testing purposes and I have not found any more bugs in the assembler. But you have been warned: don't trust the assembler too much (in case someone actually wants to mess with these things at all).</text:p>
      <text:p text:style-name="P4"><text:tab/>The assembler is a Perl program (<text:span text:style-name="T4">util/uasm.pl</text:span>) that will read a microcode source file and write to stdout a <text:s/>microcode table in the form of a chunk of VHDL code. You are supposed to capture that output and paste it into the VHDL source (Actually, I used another perl script to do that, but I don't want to overcomplicate an already messy documentation). </text:p>
      <text:p text:style-name="P4"><text:tab/>The assembler can do some other operations on the source. The invocation options are documented in the program source.</text:p>
      <text:p text:style-name="P4"/>
      <text:p text:style-name="P4"><text:tab/>Perl is included in all the flavors of Unix that I am aware of, and is readily available for Windows. You don't need any extra modules or libraries, any distribution of Perl 5 will do – earlier versions might not, I haven't tested. The windows distribution I used (ActivePerl) installs itself with little user interaction and is ready to use with no configuration at all, even in Vista. </text:p>
      <text:p text:style-name="P4"/>
      <text:h text:style-name="P35" text:outline-level="1">2.- CPU DETAILS</text:h>
      <text:p text:style-name="P4"/>
      <text:p text:style-name="P8">2.1.- Synchronous memory and i/o interface</text:p>
      <text:p text:style-name="P36"/>
      <text:p text:style-name="P36"><text:tab/>The core is designed to connect to external synchronous memory similar to the internal fpga ram blocks found in the Spartan series. It can be used with asynchronous ram provided that you add the necessary registers (I have used it with external SRAM included on a development board with no trouble).</text:p>
      <text:p text:style-name="P4"><text:tab/>Signal 'vma' is the master read/write enable. It is designed to be used as <text:s/>a synchronous rd/wr enable. All other memory/io signals are only valid when vma is active. Read data is sampled in the positive clock edge following deassertion of vma. Than is, the core expects external memory and io to behave as an internal fpga block ram would.</text:p>
      <text:p text:style-name="P4"><text:tab/>I think the interface is simple enough to be fully described by the comments in the header of the VHDL source file. </text:p>
      <text:p text:style-name="P4"/>
      <text:p text:style-name="P8">2.2.- Interrupt response</text:p>
      <text:p text:style-name="P8"/>
      <text:p text:style-name="P7"><text:tab/>Interrupt response has been greatly simplified, but it follows the outline of the original procedure. The most conspicuous difference is that <text:span text:style-name="T4">inta</text:span> is active for the entire duration of the instruction, and not only the opcode fetch cycle.</text:p>
      <text:p text:style-name="P7"><text:tab/>Whenever a high value is sampled in line <text:span text:style-name="T4">intr </text:span>in any positive clock edge, an <text:span text:style-name="T4">interrupt pending</text:span> flag is internally raised. After the current instruction finishes execution, the interrupt pending flag is sampled. If active, it is cleared, interrupts are disabled and the processor enters an <text:span text:style-name="T4">inta</text:span> cycle. If inactive, the processor enters a fetch cycle as usual.</text:p>
      <text:p text:style-name="P7"><text:tab/>Tha <text:span text:style-name="T4">inta </text:span>cycle is identical to a fetch cycle, with the exception that inta signal is asserted high. </text:p>
      <text:p text:style-name="P7"><text:tab/>The processor will fetch an opcode during the first inta cycle and will execute it normally, except the PC <text:span text:style-name="T4">increment</text:span> will not happen and inta will be high for the duration of the instruction. Note that though pc increment is inhibited while inta is high, pc can be explicitly changed (rst, jmp, etc.).</text:p>
      <text:p text:style-name="P7"><text:tab/>After the special <text:span text:style-name="T4">inta</text:span> instruction execution is done, the processor resumes normal execution, with interrupts disabled.</text:p>
      <text:p text:style-name="P7"><text:tab/>The above means that any instruction (even XTHL, which the original 8080 forbids) can be used as an interrupt vector and will be executed normally. The core has been tested with <text:span text:style-name="T4">rst</text:span>, <text:span text:style-name="T4">lxi</text:span> and <text:span text:style-name="T4">inr</text:span>, for example.</text:p>
      <text:p text:style-name="P7"><text:tab/>Since there's no M1 signal available, feeding multi-byte instructions as </text:p>
      <text:p text:style-name="P7">interrupt vectors can be a little complicated. It is up to you to deal with this situation.</text:p>
      <text:p text:style-name="P4"/>
      <text:p text:style-name="P8">2.3.- Instruction timing</text:p>
      <text:p text:style-name="P8"><text:tab/></text:p>
      <text:p text:style-name="P8"><text:tab/><text:span text:style-name="T8">This core is slower than the original in terms of clocks per instruction. Since the original 8080 was itself one of the slowest micros ever, this does not <text:s/>say much for the core. Yet, one of these clocked at 50MHz can outperform a 8080 at 30 Mhz, which is fast enough for many control applications. </text:span></text:p>
      <text:p text:style-name="P36"><text:tab/>A comparative table follows.</text:p>
      <text:p text:style-name="P36"/>
      <table:table table:name="Cycles" table:style-name="Cycles">
        <table:table-column table:style-name="Cycles.A"/>
        <table:table-column table:style-name="Cycles.B" table:number-columns-repeated="2"/>
        <table:table-column table:style-name="Cycles.D"/>
        <table:table-column table:style-name="Cycles.E"/>
        <table:table-column table:style-name="Cycles.F"/>
        <table:table-column table:style-name="Cycles.G"/>
        <table:table-header-rows>
          <table:table-row>
            <table:table-cell table:style-name="Cycles.A1" office:value-type="string">
              <text:p text:style-name="P37">Opcode</text:p>
            </table:table-cell>
            <table:table-cell table:style-name="Cycles.A1" office:value-type="string">
              <text:p text:style-name="P37">Intel 8080</text:p>
            </table:table-cell>
            <table:table-cell table:style-name="Cycles.A1" office:value-type="string">
              <text:p text:style-name="P37">Light8080</text:p>
            </table:table-cell>
            <table:table-cell table:style-name="Cycles.A1" office:value-type="string">
              <text:p text:style-name="P37"/>
            </table:table-cell>
            <table:table-cell table:style-name="Cycles.A1" office:value-type="string">
              <text:p text:style-name="P37">Opcode </text:p>
            </table:table-cell>
            <table:table-cell table:style-name="Cycles.A1" office:value-type="string">
              <text:p text:style-name="P37">Intel 8080</text:p>
            </table:table-cell>
            <table:table-cell table:style-name="Cycles.G1" office:value-type="string">
              <text:p text:style-name="P38">Light8080</text:p>
            </table:table-cell>
          </table:table-row>
        </table:table-header-rows>
        <table:table-row>
          <table:table-cell table:style-name="Cycles.A2" office:value-type="string">
            <text:p text:style-name="P39">MOV r1, r2</text:p>
          </table:table-cell>
          <table:table-cell table:style-name="Cycles.A2" office:value-type="string">
            <text:p text:style-name="P39">5</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XRA M</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MOV r,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XRI data</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MOV M, r</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ORA r</text:p>
          </table:table-cell>
          <table:table-cell table:style-name="Cycles.A2" office:value-type="string">
            <text:p text:style-name="P39">4</text:p>
          </table:table-cell>
          <table:table-cell table:style-name="Cycles.G2" office:value-type="string">
            <text:p text:style-name="P39">6</text:p>
          </table:table-cell>
        </table:table-row>
        <table:table-row>
          <table:table-cell table:style-name="Cycles.A2" office:value-type="string">
            <text:p text:style-name="P39">MVI r,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ORA M</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MVI M, data</text:p>
          </table:table-cell>
          <table:table-cell table:style-name="Cycles.A2" office:value-type="string">
            <text:p text:style-name="P39">10</text:p>
          </table:table-cell>
          <table:table-cell table:style-name="Cycles.A2" office:value-type="string">
            <text:p text:style-name="P39">12</text:p>
          </table:table-cell>
          <table:table-cell table:style-name="Cycles.A2" office:value-type="string">
            <text:p text:style-name="P40"/>
          </table:table-cell>
          <table:table-cell table:style-name="Cycles.A2" office:value-type="string">
            <text:p text:style-name="P39">ORI data</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LXI rp, data16</text:p>
          </table:table-cell>
          <table:table-cell table:style-name="Cycles.A2" office:value-type="string">
            <text:p text:style-name="P39">10</text:p>
          </table:table-cell>
          <table:table-cell table:style-name="Cycles.A2" office:value-type="string">
            <text:p text:style-name="P39">14</text:p>
          </table:table-cell>
          <table:table-cell table:style-name="Cycles.A2" office:value-type="string">
            <text:p text:style-name="P40"/>
          </table:table-cell>
          <table:table-cell table:style-name="Cycles.A2" office:value-type="string">
            <text:p text:style-name="P39">CMP r</text:p>
          </table:table-cell>
          <table:table-cell table:style-name="Cycles.A2" office:value-type="string">
            <text:p text:style-name="P39">4</text:p>
          </table:table-cell>
          <table:table-cell table:style-name="Cycles.G2" office:value-type="string">
            <text:p text:style-name="P39">6</text:p>
          </table:table-cell>
        </table:table-row>
        <table:table-row>
          <table:table-cell table:style-name="Cycles.A2" office:value-type="string">
            <text:p text:style-name="P39">LDA addr</text:p>
          </table:table-cell>
          <table:table-cell table:style-name="Cycles.A2" office:value-type="string">
            <text:p text:style-name="P39">13</text:p>
          </table:table-cell>
          <table:table-cell table:style-name="Cycles.A2" office:value-type="string">
            <text:p text:style-name="P39">16</text:p>
          </table:table-cell>
          <table:table-cell table:style-name="Cycles.A2" office:value-type="string">
            <text:p text:style-name="P40"/>
          </table:table-cell>
          <table:table-cell table:style-name="Cycles.A2" office:value-type="string">
            <text:p text:style-name="P39">CMP M</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STA addr</text:p>
          </table:table-cell>
          <table:table-cell table:style-name="Cycles.A2" office:value-type="string">
            <text:p text:style-name="P39">13</text:p>
          </table:table-cell>
          <table:table-cell table:style-name="Cycles.A2" office:value-type="string">
            <text:p text:style-name="P39">16</text:p>
          </table:table-cell>
          <table:table-cell table:style-name="Cycles.A2" office:value-type="string">
            <text:p text:style-name="P40"/>
          </table:table-cell>
          <table:table-cell table:style-name="Cycles.A2" office:value-type="string">
            <text:p text:style-name="P39">CPI data</text:p>
          </table:table-cell>
          <table:table-cell table:style-name="Cycles.A2" office:value-type="string">
            <text:p text:style-name="P39">7</text:p>
          </table:table-cell>
          <table:table-cell table:style-name="Cycles.G2" office:value-type="string">
            <text:p text:style-name="P39">9</text:p>
          </table:table-cell>
        </table:table-row>
        <table:table-row>
          <table:table-cell table:style-name="Cycles.A2" office:value-type="string">
            <text:p text:style-name="P39">LHLD addr</text:p>
          </table:table-cell>
          <table:table-cell table:style-name="Cycles.A2" office:value-type="string">
            <text:p text:style-name="P39">16</text:p>
          </table:table-cell>
          <table:table-cell table:style-name="Cycles.A2" office:value-type="string">
            <text:p text:style-name="P39">19</text:p>
          </table:table-cell>
          <table:table-cell table:style-name="Cycles.A2" office:value-type="string">
            <text:p text:style-name="P40"/>
          </table:table-cell>
          <table:table-cell table:style-name="Cycles.A2" office:value-type="string">
            <text:p text:style-name="P39">RLC</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SHLD addr</text:p>
          </table:table-cell>
          <table:table-cell table:style-name="Cycles.A2" office:value-type="string">
            <text:p text:style-name="P39">16</text:p>
          </table:table-cell>
          <table:table-cell table:style-name="Cycles.A2" office:value-type="string">
            <text:p text:style-name="P39">19</text:p>
          </table:table-cell>
          <table:table-cell table:style-name="Cycles.A2" office:value-type="string">
            <text:p text:style-name="P40"/>
          </table:table-cell>
          <table:table-cell table:style-name="Cycles.A2" office:value-type="string">
            <text:p text:style-name="P39">RRC</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LDAX rp</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RAL </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STAX rp</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RAR</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XCHG</text:p>
          </table:table-cell>
          <table:table-cell table:style-name="Cycles.A2" office:value-type="string">
            <text:p text:style-name="P39">4</text:p>
          </table:table-cell>
          <table:table-cell table:style-name="Cycles.A2" office:value-type="string">
            <text:p text:style-name="P39">16</text:p>
          </table:table-cell>
          <table:table-cell table:style-name="Cycles.A2" office:value-type="string">
            <text:p text:style-name="P40"/>
          </table:table-cell>
          <table:table-cell table:style-name="Cycles.A2" office:value-type="string">
            <text:p text:style-name="P39">CMA</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ADD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CMC</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ADD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STC</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ADI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JMP</text:p>
          </table:table-cell>
          <table:table-cell table:style-name="Cycles.A2" office:value-type="string">
            <text:p text:style-name="P39">10</text:p>
          </table:table-cell>
          <table:table-cell table:style-name="Cycles.G2" office:value-type="string">
            <text:p text:style-name="P39">15</text:p>
          </table:table-cell>
        </table:table-row>
        <table:table-row>
          <table:table-cell table:style-name="Cycles.A2" office:value-type="string">
            <text:p text:style-name="P39">ADC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Jcc</text:p>
          </table:table-cell>
          <table:table-cell table:style-name="Cycles.A2" office:value-type="string">
            <text:p text:style-name="P39">10</text:p>
          </table:table-cell>
          <table:table-cell table:style-name="Cycles.G2" office:value-type="string">
            <text:p text:style-name="P39">12/16</text:p>
          </table:table-cell>
        </table:table-row>
        <table:table-row>
          <table:table-cell table:style-name="Cycles.A2" office:value-type="string">
            <text:p text:style-name="P39">ADC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CALL</text:p>
          </table:table-cell>
          <table:table-cell table:style-name="Cycles.A2" office:value-type="string">
            <text:p text:style-name="P39">17</text:p>
          </table:table-cell>
          <table:table-cell table:style-name="Cycles.G2" office:value-type="string">
            <text:p text:style-name="P39">29</text:p>
          </table:table-cell>
        </table:table-row>
        <table:table-row>
          <table:table-cell table:style-name="Cycles.A2" office:value-type="string">
            <text:p text:style-name="P39">ACI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Ccc</text:p>
          </table:table-cell>
          <table:table-cell table:style-name="Cycles.A2" office:value-type="string">
            <text:p text:style-name="P39">11/17</text:p>
          </table:table-cell>
          <table:table-cell table:style-name="Cycles.G2" office:value-type="string">
            <text:p text:style-name="P39">12/30</text:p>
          </table:table-cell>
        </table:table-row>
        <table:table-row>
          <table:table-cell table:style-name="Cycles.A2" office:value-type="string">
            <text:p text:style-name="P39">SUB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RET</text:p>
          </table:table-cell>
          <table:table-cell table:style-name="Cycles.A2" office:value-type="string">
            <text:p text:style-name="P39">10</text:p>
          </table:table-cell>
          <table:table-cell table:style-name="Cycles.G2" office:value-type="string">
            <text:p text:style-name="P39">14</text:p>
          </table:table-cell>
        </table:table-row>
        <table:table-row>
          <table:table-cell table:style-name="Cycles.A2" office:value-type="string">
            <text:p text:style-name="P39">SUB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Rcc</text:p>
          </table:table-cell>
          <table:table-cell table:style-name="Cycles.A2" office:value-type="string">
            <text:p text:style-name="P39">5/11</text:p>
          </table:table-cell>
          <table:table-cell table:style-name="Cycles.G2" office:value-type="string">
            <text:p text:style-name="P39">5/15</text:p>
          </table:table-cell>
        </table:table-row>
        <table:table-row>
          <table:table-cell table:style-name="Cycles.A2" office:value-type="string">
            <text:p text:style-name="P39">SUI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RST n</text:p>
          </table:table-cell>
          <table:table-cell table:style-name="Cycles.A2" office:value-type="string">
            <text:p text:style-name="P39">11</text:p>
          </table:table-cell>
          <table:table-cell table:style-name="Cycles.G2" office:value-type="string">
            <text:p text:style-name="P39">20</text:p>
          </table:table-cell>
        </table:table-row>
        <table:table-row>
          <table:table-cell table:style-name="Cycles.A2" office:value-type="string">
            <text:p text:style-name="P39">SBB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PCHL</text:p>
          </table:table-cell>
          <table:table-cell table:style-name="Cycles.A2" office:value-type="string">
            <text:p text:style-name="P39">5</text:p>
          </table:table-cell>
          <table:table-cell table:style-name="Cycles.G2" office:value-type="string">
            <text:p text:style-name="P39">8</text:p>
          </table:table-cell>
        </table:table-row>
        <table:table-row>
          <table:table-cell table:style-name="Cycles.A2" office:value-type="string">
            <text:p text:style-name="P39">SBB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PUSH rp</text:p>
          </table:table-cell>
          <table:table-cell table:style-name="Cycles.A2" office:value-type="string">
            <text:p text:style-name="P39">11</text:p>
          </table:table-cell>
          <table:table-cell table:style-name="Cycles.G2" office:value-type="string">
            <text:p text:style-name="P39">19</text:p>
          </table:table-cell>
        </table:table-row>
        <table:table-row>
          <table:table-cell table:style-name="Cycles.A2" office:value-type="string">
            <text:p text:style-name="P39">SBI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PUSH PSW</text:p>
          </table:table-cell>
          <table:table-cell table:style-name="Cycles.A2" office:value-type="string">
            <text:p text:style-name="P39">11</text:p>
          </table:table-cell>
          <table:table-cell table:style-name="Cycles.G2" office:value-type="string">
            <text:p text:style-name="P39">19</text:p>
          </table:table-cell>
        </table:table-row>
        <table:table-row>
          <table:table-cell table:style-name="Cycles.A2" office:value-type="string">
            <text:p text:style-name="P39">INR r</text:p>
          </table:table-cell>
          <table:table-cell table:style-name="Cycles.A2" office:value-type="string">
            <text:p text:style-name="P39">5</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POP rp </text:p>
          </table:table-cell>
          <table:table-cell table:style-name="Cycles.A2" office:value-type="string">
            <text:p text:style-name="P39">10</text:p>
          </table:table-cell>
          <table:table-cell table:style-name="Cycles.G2" office:value-type="string">
            <text:p text:style-name="P39">14</text:p>
          </table:table-cell>
        </table:table-row>
        <table:table-row>
          <table:table-cell table:style-name="Cycles.A2" office:value-type="string">
            <text:p text:style-name="P39">INR M</text:p>
          </table:table-cell>
          <table:table-cell table:style-name="Cycles.A2" office:value-type="string">
            <text:p text:style-name="P39">10</text:p>
          </table:table-cell>
          <table:table-cell table:style-name="Cycles.A2" office:value-type="string">
            <text:p text:style-name="P39">13</text:p>
          </table:table-cell>
          <table:table-cell table:style-name="Cycles.A2" office:value-type="string">
            <text:p text:style-name="P40"/>
          </table:table-cell>
          <table:table-cell table:style-name="Cycles.A2" office:value-type="string">
            <text:p text:style-name="P39">POP PSW</text:p>
          </table:table-cell>
          <table:table-cell table:style-name="Cycles.A2" office:value-type="string">
            <text:p text:style-name="P39">10</text:p>
          </table:table-cell>
          <table:table-cell table:style-name="Cycles.G2" office:value-type="string">
            <text:p text:style-name="P39">14</text:p>
          </table:table-cell>
        </table:table-row>
        <table:table-row>
          <table:table-cell table:style-name="Cycles.A2" office:value-type="string">
            <text:p text:style-name="P39">INX rp</text:p>
          </table:table-cell>
          <table:table-cell table:style-name="Cycles.A2" office:value-type="string">
            <text:p text:style-name="P39">5</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XTHL</text:p>
          </table:table-cell>
          <table:table-cell table:style-name="Cycles.A2" office:value-type="string">
            <text:p text:style-name="P39">18</text:p>
          </table:table-cell>
          <table:table-cell table:style-name="Cycles.G2" office:value-type="string">
            <text:p text:style-name="P39">32</text:p>
          </table:table-cell>
        </table:table-row>
        <table:table-row>
          <table:table-cell table:style-name="Cycles.A2" office:value-type="string">
            <text:p text:style-name="P39">DCR r</text:p>
          </table:table-cell>
          <table:table-cell table:style-name="Cycles.A2" office:value-type="string">
            <text:p text:style-name="P39">5</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SPHL</text:p>
          </table:table-cell>
          <table:table-cell table:style-name="Cycles.A2" office:value-type="string">
            <text:p text:style-name="P39">5</text:p>
          </table:table-cell>
          <table:table-cell table:style-name="Cycles.G2" office:value-type="string">
            <text:p text:style-name="P39">8</text:p>
          </table:table-cell>
        </table:table-row>
        <table:table-row>
          <table:table-cell table:style-name="Cycles.A2" office:value-type="string">
            <text:p text:style-name="P39">DCR M</text:p>
          </table:table-cell>
          <table:table-cell table:style-name="Cycles.A2" office:value-type="string">
            <text:p text:style-name="P39">10</text:p>
          </table:table-cell>
          <table:table-cell table:style-name="Cycles.A2" office:value-type="string">
            <text:p text:style-name="P39">14</text:p>
          </table:table-cell>
          <table:table-cell table:style-name="Cycles.A2" office:value-type="string">
            <text:p text:style-name="P40"/>
          </table:table-cell>
          <table:table-cell table:style-name="Cycles.A2" office:value-type="string">
            <text:p text:style-name="P39">EI</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DCX rp</text:p>
          </table:table-cell>
          <table:table-cell table:style-name="Cycles.A2" office:value-type="string">
            <text:p text:style-name="P39">5</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DI</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DAD rp</text:p>
          </table:table-cell>
          <table:table-cell table:style-name="Cycles.A2" office:value-type="string">
            <text:p text:style-name="P39">10</text:p>
          </table:table-cell>
          <table:table-cell table:style-name="Cycles.A2" office:value-type="string">
            <text:p text:style-name="P39">8</text:p>
          </table:table-cell>
          <table:table-cell table:style-name="Cycles.A2" office:value-type="string">
            <text:p text:style-name="P40"/>
          </table:table-cell>
          <table:table-cell table:style-name="Cycles.A2" office:value-type="string">
            <text:p text:style-name="P39">IN port</text:p>
          </table:table-cell>
          <table:table-cell table:style-name="Cycles.A2" office:value-type="string">
            <text:p text:style-name="P39">10</text:p>
          </table:table-cell>
          <table:table-cell table:style-name="Cycles.G2" office:value-type="string">
            <text:p text:style-name="P39">14</text:p>
          </table:table-cell>
        </table:table-row>
        <table:table-row>
          <table:table-cell table:style-name="Cycles.A2" office:value-type="string">
            <text:p text:style-name="P39">DAA</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OUT port</text:p>
          </table:table-cell>
          <table:table-cell table:style-name="Cycles.A2" office:value-type="string">
            <text:p text:style-name="P39">10</text:p>
          </table:table-cell>
          <table:table-cell table:style-name="Cycles.G2" office:value-type="string">
            <text:p text:style-name="P39">14</text:p>
          </table:table-cell>
        </table:table-row>
        <table:table-row>
          <table:table-cell table:style-name="Cycles.A2" office:value-type="string">
            <text:p text:style-name="P39">ANA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39">HLT</text:p>
          </table:table-cell>
          <table:table-cell table:style-name="Cycles.A2" office:value-type="string">
            <text:p text:style-name="P39">7</text:p>
          </table:table-cell>
          <table:table-cell table:style-name="Cycles.G2" office:value-type="string">
            <text:p text:style-name="P39">5</text:p>
          </table:table-cell>
        </table:table-row>
        <table:table-row>
          <table:table-cell table:style-name="Cycles.A2" office:value-type="string">
            <text:p text:style-name="P39">ANA M</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39">NOP</text:p>
          </table:table-cell>
          <table:table-cell table:style-name="Cycles.A2" office:value-type="string">
            <text:p text:style-name="P39">4</text:p>
          </table:table-cell>
          <table:table-cell table:style-name="Cycles.G2" office:value-type="string">
            <text:p text:style-name="P39">5</text:p>
          </table:table-cell>
        </table:table-row>
        <table:table-row>
          <table:table-cell table:style-name="Cycles.A2" office:value-type="string">
            <text:p text:style-name="P39">ANI data</text:p>
          </table:table-cell>
          <table:table-cell table:style-name="Cycles.A2" office:value-type="string">
            <text:p text:style-name="P39">7</text:p>
          </table:table-cell>
          <table:table-cell table:style-name="Cycles.A2" office:value-type="string">
            <text:p text:style-name="P39">9</text:p>
          </table:table-cell>
          <table:table-cell table:style-name="Cycles.A2" office:value-type="string">
            <text:p text:style-name="P40"/>
          </table:table-cell>
          <table:table-cell table:style-name="Cycles.A2" office:value-type="string">
            <text:p text:style-name="P40"/>
          </table:table-cell>
          <table:table-cell table:style-name="Cycles.A2" office:value-type="string">
            <text:p text:style-name="P40"/>
          </table:table-cell>
          <table:table-cell table:style-name="Cycles.G2" office:value-type="string">
            <text:p text:style-name="P40"/>
          </table:table-cell>
        </table:table-row>
        <table:table-row>
          <table:table-cell table:style-name="Cycles.A2" office:value-type="string">
            <text:p text:style-name="P39">XRA r</text:p>
          </table:table-cell>
          <table:table-cell table:style-name="Cycles.A2" office:value-type="string">
            <text:p text:style-name="P39">4</text:p>
          </table:table-cell>
          <table:table-cell table:style-name="Cycles.A2" office:value-type="string">
            <text:p text:style-name="P39">6</text:p>
          </table:table-cell>
          <table:table-cell table:style-name="Cycles.A2" office:value-type="string">
            <text:p text:style-name="P40"/>
          </table:table-cell>
          <table:table-cell table:style-name="Cycles.A2" office:value-type="string">
            <text:p text:style-name="P40"/>
          </table:table-cell>
          <table:table-cell table:style-name="Cycles.A2" office:value-type="string">
            <text:p text:style-name="P40"/>
          </table:table-cell>
          <table:table-cell table:style-name="Cycles.G2" office:value-type="string">
            <text:p text:style-name="P40"/>
          </table:table-cell>
        </table:table-row>
      </table:table>
      <text:p text:style-name="P4"/>
      <text:p text:style-name="P2"/>
      <text:h text:style-name="P4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Courier New"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Lucida Sans Unicode"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meta:creation-date>2007-10-06T16:03:58</meta:creation-date>
    <dc:date>2007-11-04T23:05:21</dc:date>
    <dc:language>en-US</dc:language>
    <meta:editing-cycles>65</meta:editing-cycles>
    <meta:editing-duration>P1DT9H3M30S</meta:editing-duration>
    <meta:user-defined meta:name="Info 1"/>
    <meta:user-defined meta:name="Info 2"/>
    <meta:user-defined meta:name="Info 3"/>
    <meta:user-defined meta:name="Info 4"/>
    <meta:document-statistic meta:table-count="3" meta:image-count="0" meta:object-count="0" meta:page-count="13" meta:paragraph-count="491" meta:word-count="4393" meta:character-count="23975"/>
  </office:meta>
</office:document-meta>
</file>